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6" style:master-page-name="MasterPage2" style:family="paragraph" style:name="P49">
      <style:paragraph-properties fo:line-height="107.917%" fo:text-align="center" fo:margin-left="0cm" fo:margin-right="0cm" fo:text-indent="0cm" fo:margin-top="0pt" fo:margin-bottom="7.95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39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40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41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51">
      <style:paragraph-properties fo:line-height="107.917%" fo:text-align="center" fo:margin-left="0cm" fo:margin-right="0cm" fo:text-indent="0cm" fo:margin-top="14pt" fo:margin-bottom="7.95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42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43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44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52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145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46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47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48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49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50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51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52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5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53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154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55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56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57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58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59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60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61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62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6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54">
      <style:paragraph-properties fo:line-height="107.917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64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65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66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55">
      <style:paragraph-properties fo:line-height="107.917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67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68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69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56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170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171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172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17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57">
      <style:paragraph-properties fo:line-height="107.917%" fo:text-align="center" fo:margin-left="0cm" fo:margin-right="0cm" fo:text-indent="0cm" fo:margin-top="14pt" fo:margin-bottom="7.95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174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175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176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parent-style-name="736" style:family="paragraph" style:name="P58">
      <style:paragraph-properties fo:line-height="100%" fo:text-align="center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77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78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79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59">
      <style:paragraph-properties fo:line-height="100%" fo:text-align="lef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80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81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82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60">
      <style:paragraph-properties fo:line-height="100%" fo:text-align="left" fo:margin-left="9.991cm" fo:margin-right="0cm" fo:text-indent="1.245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83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84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85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61">
      <style:paragraph-properties fo:line-height="100%" fo:text-align="left" fo:margin-left="9.991cm" fo:margin-right="0cm" fo:text-indent="1.245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86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87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88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62">
      <style:paragraph-properties fo:line-height="100%" fo:text-align="left" fo:margin-left="9.991cm" fo:margin-right="0cm" fo:text-indent="1.245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89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90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91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63">
      <style:paragraph-properties fo:line-height="100%" fo:text-align="left" fo:margin-left="9.991cm" fo:margin-right="0cm" fo:text-indent="1.245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92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93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94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64">
      <style:paragraph-properties fo:line-height="100%" fo:text-align="left" fo:margin-left="9.991cm" fo:margin-right="0cm" fo:text-indent="1.245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95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96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97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65">
      <style:paragraph-properties fo:line-height="100%" fo:text-align="left" fo:margin-left="9.991cm" fo:margin-right="0cm" fo:text-indent="1.245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98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199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200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66">
      <style:paragraph-properties fo:line-height="100%" fo:text-align="lef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01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202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203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67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04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05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06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07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08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09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10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11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12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1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68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14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15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16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1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69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18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19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20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2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70">
      <style:paragraph-properties fo:line-height="100%" fo:text-align="righ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22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23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24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71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25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26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27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28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29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30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3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72">
      <style:paragraph-properties fo:line-height="100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32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233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234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73">
      <style:paragraph-properties fo:line-height="100%" fo:text-align="left" fo:margin-left="0cm" fo:margin-right="0cm" fo:text-indent="0cm" fo:margin-top="14pt" fo:margin-bottom="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35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36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3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74">
      <style:paragraph-properties fo:line-height="100%" fo:text-align="center" fo:margin-left="0cm" fo:margin-right="0cm" fo:text-indent="0cm" fo:margin-top="14pt" fo:margin-bottom="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38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39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4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75">
      <style:paragraph-properties fo:line-height="100%" fo:text-align="center" fo:margin-left="0cm" fo:margin-right="0cm" fo:text-indent="0cm" fo:margin-top="14pt" fo:margin-bottom="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41">
      <style:text-properties fo:font-variant="normal" fo:text-transform="none" fo:color="#000000" style:text-line-through-type="none" fo:font-family="times new roman" style:font-family-complex="times new roman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42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43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4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76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245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246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247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parent-style-name="736" style:family="paragraph" style:name="P77">
      <style:paragraph-properties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48">
      <style:text-properties fo:color="#000000" fo:font-family="times new roman" style:font-family-complex="times new roman" fo:font-size="12pt" style:font-size-complex="12pt" style:language-complex="hi" style:country-complex="IN" fo:font-weight="bold"/>
    </style:style>
    <style:style style:family="text" style:name="T249">
      <style:text-properties fo:color="#000000" fo:font-family="times new roman" style:font-family-complex="times new roman" fo:font-size="12pt" style:font-size-complex="12pt" style:language-complex="hi" style:country-complex="IN" fo:font-weight="bold"/>
    </style:style>
    <style:style style:family="text" style:name="T250"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251">
      <style:text-properties fo:color="#000000" fo:font-family="times new roman" style:font-family-complex="times new roman" fo:font-size="14pt" style:font-size-complex="14pt" style:language-complex="hi" style:country-complex="IN"/>
    </style:style>
    <style:style style:family="text" style:name="T25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78">
      <style:paragraph-properties fo:margin-left="0.2999cm" fo:margin-right="0.2999cm" fo:text-indent="0.9667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53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54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55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5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5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79">
      <style:paragraph-properties fo:margin-left="0.2999cm" fo:margin-right="0.2999cm" fo:text-indent="0.9667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58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5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6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80">
      <style:paragraph-properties fo:margin-left="0.2999cm" fo:margin-right="0.2999cm" fo:text-indent="0.9667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61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62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6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81">
      <style:paragraph-properties fo:margin-left="0.2999cm" fo:margin-right="0.2999cm" fo:text-indent="0.9684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64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65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6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82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267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268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269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parent-style-name="736" style:family="paragraph" style:name="P83">
      <style:paragraph-properties fo:line-height="100%" fo:text-align="left" fo:margin-left="0cm" fo:margin-right="0.2999cm" fo:text-indent="1.245cm" fo:margin-top="2.85pt" fo:margin-bottom="12.85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70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71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7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84">
      <style:paragraph-properties fo:line-height="100%" fo:text-align="left" fo:margin-left="0cm" fo:margin-right="0cm" fo:text-indent="0.9684cm" fo:margin-top="2.85pt" fo:margin-bottom="12.85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73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74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7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85">
      <style:paragraph-properties fo:line-height="100%" fo:text-align="left" fo:margin-left="0cm" fo:margin-right="0cm" fo:text-indent="1.268cm" fo:margin-top="2.85pt" fo:margin-bottom="12.85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76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77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7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86">
      <style:paragraph-properties fo:line-height="100%" fo:text-align="left" fo:margin-left="0cm" fo:margin-right="0cm" fo:text-indent="1.268cm" fo:margin-top="2.85pt" fo:margin-bottom="12.85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79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80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8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87">
      <style:paragraph-properties fo:line-height="100%" fo:text-align="left" fo:margin-left="0cm" fo:margin-right="0cm" fo:text-indent="1.268cm" fo:margin-top="2.85pt" fo:margin-bottom="12.85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82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83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8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88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8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86">
      <style:text-properties fo:color="#000000" fo:font-family="Calibri" style:font-family-complex="Calibri" fo:font-size="14pt" style:font-size-complex="14pt" fo:language="ru" style:language-complex="hi" fo:country="RU" style:country-complex="IN"/>
    </style:style>
    <style:style style:family="text" style:name="T287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8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89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89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90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91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292">
      <style:text-properties fo:color="#000000" fo:font-family="times new roman" style:font-family-complex="times new roman" fo:font-size="12pt" style:font-size-complex="12pt" style:language-complex="hi" style:country-complex="IN"/>
    </style:style>
    <style:style style:parent-style-name="752" style:list-style-name="WWNum5" style:family="paragraph" style:name="P90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9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9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9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1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9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9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9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2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29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3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3">
      <style:text-properties fo:color="#000000" fo:font-family="Calibri" style:font-family-complex="Calibri" fo:font-size="14pt" style:font-size-complex="14pt" fo:language="ru" style:language-complex="hi" fo:country="RU" style:country-complex="IN"/>
    </style:style>
    <style:style style:family="text" style:name="T30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4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0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5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6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7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8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1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99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52" style:list-style-name="WWNum5" style:family="paragraph" style:name="P100">
      <style:paragraph-properties fo:margin-left="0cm" fo:margin-right="0cm" fo:text-indent="0cm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01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28">
      <style:text-properties fo:color="#000000" fo:font-family="times new roman" style:font-family-complex="times new roman" fo:font-size="12pt" style:font-size-complex="12pt" style:language-complex="hi" style:country-complex="IN"/>
    </style:style>
    <style:style style:family="text" style:name="T32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3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02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331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332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333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parent-style-name="736" style:family="paragraph" style:name="P10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3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3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3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0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3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3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3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0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4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4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4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0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4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4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4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0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4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4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4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0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4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5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5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0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5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5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5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5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5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5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5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5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6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6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6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6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6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6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6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6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6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6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7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7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7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7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7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7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7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7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7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7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8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8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1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8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8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8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8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8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8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8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8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9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9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9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9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9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9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9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9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39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39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0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0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0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0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0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0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0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0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0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0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1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1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2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1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1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1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1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1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1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1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1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2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2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2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2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2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2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2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2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2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2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3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3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3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3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3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3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3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3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3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3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4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4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3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4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4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4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4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4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4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4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4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5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5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5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5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5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5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5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5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5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5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6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6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6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6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6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6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6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6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6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6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7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7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4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7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7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7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7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7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7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7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7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8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8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8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8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8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8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8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8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8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8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9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9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9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9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9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9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9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49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9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49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0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0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5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0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0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0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0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0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0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0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0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1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1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1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1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1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1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1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1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1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1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2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2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2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2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2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2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2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2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2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2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3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3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6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3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3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3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3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3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3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3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3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4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4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4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4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4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4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4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4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4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4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5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5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5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5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5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5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5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5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5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5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6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6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7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6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6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6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6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6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6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6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6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7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7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7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7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7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7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7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7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7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7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8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8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8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8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8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8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8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8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8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8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9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9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8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9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9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9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9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9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9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59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59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0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0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0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0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0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0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0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0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0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0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1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1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1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1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1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1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1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17">
      <style:text-properties fo:color="#000000" fo:font-family="Adwaita Mono" style:font-family-complex="Adwaita Mono" fo:font-size="10pt" style:font-size-complex="10pt" fo:language="ru" style:language-complex="hi" fo:country="RU" style:country-complex="IN"/>
    </style:style>
    <style:style style:family="text" style:name="T61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1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2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2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2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2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19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2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2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2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2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2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2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3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3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3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3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3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3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3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3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3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3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4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4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4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4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4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4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4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4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4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4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5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5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5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5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0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5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5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5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5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5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5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6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6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6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6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6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6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6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6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6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6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7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7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7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7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7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7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7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7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7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7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8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8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8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8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1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8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8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8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8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8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8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9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9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9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9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9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9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9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697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9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4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699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00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0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5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02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03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0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6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05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06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0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7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08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09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1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8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11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12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1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29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14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15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1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30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1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18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1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31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20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21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2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32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23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24"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2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33">
      <style:paragraph-properties fo:line-height="50%" fo:margin-left="1.27cm" fo:margin-right="0.2999cm" fo:text-indent="0cm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26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27">
      <style:text-properties fo:color="#000000" fo:font-family="Adwaita Mono" style:font-family-complex="Adwaita Mono" fo:font-size="10pt" style:font-size-complex="10pt" style:language-complex="hi" style:country-complex="IN"/>
    </style:style>
    <style:style style:family="text" style:name="T72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master-page-name="MasterPage3" style:family="paragraph" style:name="P234">
      <style:paragraph-properties fo:line-height="115%" fo:text-align="center" fo:margin-left="0.2999cm" fo:margin-right="0.2999cm" fo:text-indent="0cm" fo:margin-top="10pt" fo:margin-bottom="6pt" fo:break-before="page" fo:border="none"/>
      <style:text-properties fo:color="#000000" fo:font-family="Calibri" style:font-family-complex="Calibri" fo:font-size="14pt" style:font-size-complex="14pt" style:language-complex="hi" style:country-complex="IN" fo:font-weight="bold"/>
    </style:style>
    <style:style style:family="text" style:name="T729">
      <style:text-properties fo:color="#000000" fo:font-family="times new roman" style:font-family-complex="times new roman" fo:font-size="16pt" style:font-size-complex="16pt" style:language-complex="hi" style:country-complex="IN" fo:font-weight="bold"/>
    </style:style>
    <style:style style:family="text" style:name="T730">
      <style:text-properties fo:color="#000000" fo:font-family="times new roman" style:font-family-complex="times new roman" fo:font-size="16pt" style:font-size-complex="16pt" style:language-complex="hi" style:country-complex="IN" fo:font-weight="bold"/>
    </style:style>
    <style:style style:family="text" style:name="T731">
      <style:text-properties fo:color="#000000" fo:font-family="Calibri" style:font-family-complex="Calibri" fo:font-size="14pt" style:font-size-complex="14pt" style:language-complex="hi" style:country-complex="IN" fo:font-weight="bold"/>
    </style:style>
    <style:style style:parent-style-name="736" style:family="paragraph" style:name="P236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732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733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734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parent-style-name="736" style:family="paragraph" style:name="P237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35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36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3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38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38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39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4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39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41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42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4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0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44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45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4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1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47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48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4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2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50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51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5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3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53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54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5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4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56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57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5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5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59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60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6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6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62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63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6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7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65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66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6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8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68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69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7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49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71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72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7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0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74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75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7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1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77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78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7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2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80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81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8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3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83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84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85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4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86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87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88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5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89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90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91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6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92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93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94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7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95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96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797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8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798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799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80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59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801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802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803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60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804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805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806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61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807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808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809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62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810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811">
      <style:text-properties fo:color="#000000" fo:font-family="Calibri" style:font-family-complex="Calibri" fo:font-size="11pt" style:font-size-complex="11pt" style:language-complex="hi" style:country-complex="IN"/>
    </style:style>
    <style:style style:family="text" style:name="T812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263">
      <style:paragraph-properties fo:line-height="115%" fo:text-align="left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813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814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815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paragraph" style:name="P264">
      <style:paragraph-properties/>
      <style:text-properties/>
    </style:style>
    <style:style style:family="text" style:name="T816">
      <style:text-properties fo:font-variant="normal" fo:text-transform="none" fo:color="#000000" style:text-line-through-type="none" fo:font-family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817">
      <style:text-properties fo:font-variant="normal" fo:text-transform="none" fo:color="#000000" style:text-line-through-type="none" fo:font-family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736" style:master-page-name="MasterPage4" style:family="paragraph" style:name="P265">
      <style:paragraph-properties fo:line-height="115%" fo:text-align="center" fo:margin-left="0.2999cm" fo:margin-right="0.2999cm" fo:text-indent="0cm" fo:margin-top="10pt" fo:margin-bottom="6pt" fo:break-before="page" fo:border="none"/>
      <style:text-properties fo:font-variant="normal" fo:text-transform="none" fo:color="#000000" style:text-line-through-type="none" fo:font-family="Calibri" style:font-family-complex="Calibri" fo:font-size="14pt" style:font-size-complex="14pt" fo:language="ru" style:language-complex="hi" fo:country="RU" style:country-complex="IN" fo:font-style="normal" style:text-underline-type="none" style:text-underline-width="auto" fo:font-weight="bold"/>
    </style:style>
    <style:style style:family="text" style:name="T818">
      <style:text-properties fo:font-variant="normal" fo:text-transform="none" fo:color="#000000" style:text-line-through-type="none" fo:font-family="times new roman" style:font-family-complex="times new roman" fo:font-size="11pt" style:font-size-complex="11pt" fo:language="ru" style:language-complex="hi" fo:country="RU" style:country-complex="IN" fo:font-style="normal" style:text-underline-type="none" style:text-underline-width="auto" fo:font-weight="normal"/>
    </style:style>
    <style:style style:family="text" style:name="T819">
      <style:text-properties fo:font-variant="normal" fo:text-transform="none" fo:color="#000000" style:text-line-through-type="none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 fo:font-weight="bold"/>
    </style:style>
    <style:style style:family="text" style:name="T820">
      <style:text-properties fo:font-variant="normal" fo:text-transform="none" fo:color="#000000" style:text-line-through-type="none" fo:font-family="times new roman" style:font-family-complex="times new roman" fo:font-size="11pt" style:font-size-complex="11pt" fo:language="ru" style:language-complex="hi" fo:country="RU" style:country-complex="IN" fo:font-style="normal" style:text-underline-type="none" style:text-underline-width="auto" fo:font-weight="normal"/>
    </style:style>
    <style:style style:family="text" style:name="T821">
      <style:text-properties fo:font-variant="normal" fo:text-transform="none" fo:color="#000000" style:text-line-through-type="none" fo:font-family="Calibri" style:font-family-complex="Calibri" fo:font-size="14pt" style:font-size-complex="14pt" fo:language="ru" style:language-complex="hi" fo:country="RU" style:country-complex="IN" fo:font-style="normal" style:text-underline-type="none" style:text-underline-width="auto" fo:font-weight="bold"/>
    </style:style>
    <style:style style:family="table" style:name="ta1">
      <style:table-properties style:width="17.11cm" table:align="right" style:use-optimal-column-width="true"/>
    </style:style>
    <style:style style:family="table-column" style:name="co1">
      <style:table-column-properties style:column-width="3.722cm" style:use-optimal-column-width="true"/>
    </style:style>
    <style:style style:family="table-column" style:name="co2">
      <style:table-column-properties style:column-width="5.602cm" style:use-optimal-column-width="true"/>
    </style:style>
    <style:style style:family="table-column" style:name="co3">
      <style:table-column-properties style:column-width="3.569cm" style:use-optimal-column-width="true"/>
    </style:style>
    <style:style style:family="table-column" style:name="co4">
      <style:table-column-properties style:column-width="4.218cm" style:use-optimal-column-width="true"/>
    </style:style>
    <style:style style:family="table-row" style:name="ro1">
      <style:table-row-properties style:min-row-height="1.249cm"/>
    </style:style>
    <style:style style:family="table-cell" style:name="ce2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67">
      <style:paragraph-properties fo:text-align="center"/>
      <style:text-properties/>
    </style:style>
    <style:style style:family="text" style:name="T822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3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68">
      <style:paragraph-properties fo:text-align="center"/>
      <style:text-properties/>
    </style:style>
    <style:style style:family="text" style:name="T823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4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69">
      <style:paragraph-properties fo:text-align="center"/>
      <style:text-properties/>
    </style:style>
    <style:style style:family="text" style:name="T824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5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0">
      <style:paragraph-properties fo:text-align="center"/>
      <style:text-properties/>
    </style:style>
    <style:style style:family="text" style:name="T825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2">
      <style:table-row-properties style:min-row-height="0.7038cm"/>
    </style:style>
    <style:style style:family="table-cell" style:name="ce6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1">
      <style:paragraph-properties fo:text-align="right"/>
      <style:text-properties/>
    </style:style>
    <style:style style:family="text" style:name="T826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7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2">
      <style:paragraph-properties fo:text-align="right"/>
      <style:text-properties/>
    </style:style>
    <style:style style:family="text" style:name="T827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8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3">
      <style:paragraph-properties fo:text-align="right"/>
      <style:text-properties/>
    </style:style>
    <style:style style:family="text" style:name="T828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9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4">
      <style:paragraph-properties fo:text-align="right"/>
      <style:text-properties/>
    </style:style>
    <style:style style:family="text" style:name="T829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3">
      <style:table-row-properties style:min-row-height="0.7038cm"/>
    </style:style>
    <style:style style:family="table-cell" style:name="ce10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5">
      <style:paragraph-properties fo:text-align="right"/>
      <style:text-properties/>
    </style:style>
    <style:style style:family="text" style:name="T830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11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6">
      <style:paragraph-properties fo:text-align="right"/>
      <style:text-properties/>
    </style:style>
    <style:style style:family="text" style:name="T831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12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7">
      <style:paragraph-properties fo:text-align="right"/>
      <style:text-properties/>
    </style:style>
    <style:style style:family="text" style:name="T832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13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8">
      <style:paragraph-properties fo:text-align="right"/>
      <style:text-properties/>
    </style:style>
    <style:style style:family="text" style:name="T833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4">
      <style:table-row-properties style:min-row-height="0.7038cm"/>
    </style:style>
    <style:style style:family="table-cell" style:name="ce14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79">
      <style:paragraph-properties fo:text-align="right"/>
      <style:text-properties/>
    </style:style>
    <style:style style:family="text" style:name="T834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15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0">
      <style:paragraph-properties fo:text-align="right"/>
      <style:text-properties/>
    </style:style>
    <style:style style:family="text" style:name="T835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16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1">
      <style:paragraph-properties fo:text-align="right"/>
      <style:text-properties/>
    </style:style>
    <style:style style:family="text" style:name="T836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17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2">
      <style:paragraph-properties fo:text-align="right"/>
      <style:text-properties/>
    </style:style>
    <style:style style:family="text" style:name="T837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5">
      <style:table-row-properties style:min-row-height="0.7038cm"/>
    </style:style>
    <style:style style:family="table-cell" style:name="ce18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3">
      <style:paragraph-properties fo:text-align="right"/>
      <style:text-properties/>
    </style:style>
    <style:style style:family="text" style:name="T838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19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4">
      <style:paragraph-properties fo:text-align="right"/>
      <style:text-properties/>
    </style:style>
    <style:style style:family="text" style:name="T839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20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5">
      <style:paragraph-properties fo:text-align="right"/>
      <style:text-properties/>
    </style:style>
    <style:style style:family="text" style:name="T840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21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6">
      <style:paragraph-properties fo:text-align="right"/>
      <style:text-properties/>
    </style:style>
    <style:style style:family="text" style:name="T841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6">
      <style:table-row-properties style:min-row-height="0.7038cm"/>
    </style:style>
    <style:style style:family="table-cell" style:name="ce22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7">
      <style:paragraph-properties fo:text-align="right"/>
      <style:text-properties/>
    </style:style>
    <style:style style:family="text" style:name="T842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23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8">
      <style:paragraph-properties fo:text-align="right"/>
      <style:text-properties/>
    </style:style>
    <style:style style:family="text" style:name="T843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24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89">
      <style:paragraph-properties fo:text-align="right"/>
      <style:text-properties/>
    </style:style>
    <style:style style:family="text" style:name="T844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25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0">
      <style:paragraph-properties fo:text-align="right"/>
      <style:text-properties/>
    </style:style>
    <style:style style:family="text" style:name="T845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7">
      <style:table-row-properties style:min-row-height="0.7038cm"/>
    </style:style>
    <style:style style:family="table-cell" style:name="ce26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1">
      <style:paragraph-properties fo:text-align="right"/>
      <style:text-properties/>
    </style:style>
    <style:style style:family="text" style:name="T846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27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2">
      <style:paragraph-properties fo:text-align="right"/>
      <style:text-properties/>
    </style:style>
    <style:style style:family="text" style:name="T847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28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3">
      <style:paragraph-properties fo:text-align="right"/>
      <style:text-properties/>
    </style:style>
    <style:style style:family="text" style:name="T848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29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4">
      <style:paragraph-properties fo:text-align="right"/>
      <style:text-properties/>
    </style:style>
    <style:style style:family="text" style:name="T849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8">
      <style:table-row-properties style:min-row-height="0.7038cm"/>
    </style:style>
    <style:style style:family="table-cell" style:name="ce30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5">
      <style:paragraph-properties fo:text-align="right"/>
      <style:text-properties/>
    </style:style>
    <style:style style:family="text" style:name="T850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31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6">
      <style:paragraph-properties fo:text-align="right"/>
      <style:text-properties/>
    </style:style>
    <style:style style:family="text" style:name="T851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32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7">
      <style:paragraph-properties fo:text-align="right"/>
      <style:text-properties/>
    </style:style>
    <style:style style:family="text" style:name="T852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33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8">
      <style:paragraph-properties fo:text-align="right"/>
      <style:text-properties/>
    </style:style>
    <style:style style:family="text" style:name="T853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9">
      <style:table-row-properties style:min-row-height="0.7038cm"/>
    </style:style>
    <style:style style:family="table-cell" style:name="ce34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299">
      <style:paragraph-properties fo:text-align="right"/>
      <style:text-properties/>
    </style:style>
    <style:style style:family="text" style:name="T854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35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300">
      <style:paragraph-properties fo:text-align="right"/>
      <style:text-properties/>
    </style:style>
    <style:style style:family="text" style:name="T855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36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301">
      <style:paragraph-properties fo:text-align="right"/>
      <style:text-properties/>
    </style:style>
    <style:style style:family="text" style:name="T856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37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302">
      <style:paragraph-properties fo:text-align="right"/>
      <style:text-properties/>
    </style:style>
    <style:style style:family="text" style:name="T857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row" style:name="ro10">
      <style:table-row-properties style:min-row-height="0.7038cm"/>
    </style:style>
    <style:style style:family="table-cell" style:name="ce38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303">
      <style:paragraph-properties fo:text-align="right"/>
      <style:text-properties/>
    </style:style>
    <style:style style:family="text" style:name="T858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39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304">
      <style:paragraph-properties fo:text-align="right"/>
      <style:text-properties/>
    </style:style>
    <style:style style:family="text" style:name="T859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40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305">
      <style:paragraph-properties fo:text-align="right"/>
      <style:text-properties/>
    </style:style>
    <style:style style:family="text" style:name="T860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family="table-cell" style:name="ce41">
      <style:table-cell-properties style:vertical-align="bottom" style:direction="ltr" fo:border="0.01764cm solid #000000" loext:writing-mode="lr-tb" fo:padding-top="0cm" fo:padding-bottom="0cm" fo:padding-left="0cm" fo:padding-right="0cm" fo:wrap-option="wrap"/>
    </style:style>
    <style:style style:family="paragraph" style:name="P306">
      <style:paragraph-properties fo:text-align="right"/>
      <style:text-properties/>
    </style:style>
    <style:style style:family="text" style:name="T861">
      <style:text-properties fo:color="#000000" style:text-line-through-type="none" fo:font-family="Arial" style:font-family-complex="Arial" fo:font-size="11pt" fo:font-style="normal" style:text-underline-type="none" style:text-underline-width="auto" fo:font-weight="normal"/>
    </style:style>
    <style:style style:parent-style-name="736" style:family="paragraph" style:name="P307">
      <style:paragraph-properties fo:line-height="115%" fo:text-align="left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862">
      <style:text-properties fo:font-variant="normal" fo:text-transform="none" fo:color="#000000" style:text-line-through-type="none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 fo:font-weight="normal"/>
    </style:style>
    <style:style style:family="text" style:name="T863">
      <style:text-properties fo:font-variant="normal" fo:text-transform="none" fo:color="#000000" style:text-line-through-type="none" fo:font-family="times new roman" style:font-family-complex="times new roman" fo:font-size="11pt" style:font-size-complex="11pt" style:language-complex="hi" style:country-complex="IN" fo:font-style="normal" style:text-underline-type="none" style:text-underline-width="auto" fo:font-weight="normal"/>
    </style:style>
    <style:style style:family="text" style:name="T864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308">
      <style:paragraph-properties fo:line-height="115%" fo:text-align="left" fo:margin-left="0.2999cm" fo:margin-right="0.2999cm" fo:text-indent="0.9684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865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66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67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68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309">
      <style:paragraph-properties fo:line-height="115%" fo:text-align="left" fo:margin-left="0.2999cm" fo:margin-right="0.2999cm" fo:text-indent="0.9684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869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0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1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2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3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4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310">
      <style:paragraph-properties fo:line-height="115%" fo:text-align="left" fo:margin-left="0.2999cm" fo:margin-right="0.2999cm" fo:text-indent="0.9684cm" fo:margin-top="10pt" fo:margin-bottom="6pt" fo:border="none"/>
      <style:text-properties fo:color="#000000" fo:font-family="Calibri" style:font-family-complex="Calibri" fo:font-size="14pt" style:font-size-complex="14pt" style:language-complex="hi" style:country-complex="IN"/>
    </style:style>
    <style:style style:family="text" style:name="T875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6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7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8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79">
      <style:text-properties fo:font-variant="normal" fo:text-transform="none" fo:color="#000000" style:text-line-through-type="none" fo:font-family="times new roman" style:font-family-complex="times new roman" fo:font-size="12pt" style:font-size-complex="12pt" style:language-complex="hi" style:country-complex="IN" fo:font-style="normal" style:text-underline-type="none" style:text-underline-width="auto" fo:font-weight="normal"/>
    </style:style>
    <style:style style:family="text" style:name="T880"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6" style:family="paragraph" style:name="P311">
      <style:paragraph-properties fo:line-height="115%" fo:text-align="left" fo:margin-left="0.2999cm" fo:margin-right="0.2999cm" fo:text-indent="0.9684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881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882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883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normal"/>
    </style:style>
    <style:style style:parent-style-name="736" style:family="paragraph" style:name="P312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884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885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886">
      <style:text-properties fo:font-variant="normal" fo:text-transform="none" fo:color="#000000" style:text-line-through-type="none" fo:font-family="times new roman" style:font-family-complex="times new roman" fo:font-size="16pt" style:font-size-complex="16pt" style:language-complex="hi" style:country-complex="IN" fo:font-style="normal" style:text-underline-type="none" style:text-underline-width="auto" fo:font-weight="bold"/>
    </style:style>
    <style:style style:family="text" style:name="T887">
      <style:text-properties fo:font-variant="normal" fo:text-transform="none" fo:color="#000000" style:text-line-through-type="none" fo:font-family="Calibri" style:font-family-complex="Calibri" fo:font-size="14pt" style:font-size-complex="14pt" style:language-complex="hi" style:country-complex="IN" fo:font-style="normal" style:text-underline-type="none" style:text-underline-width="auto" fo:font-weight="bold"/>
    </style:style>
    <style:style style:parent-style-name="736" style:family="paragraph" style:name="P313">
      <style:paragraph-properties fo:line-height="115%" fo:text-align="left" fo:margin-left="0.2999cm" fo:margin-right="0.2999cm" fo:text-indent="0.9967cm" fo:margin-top="0pt" fo:margin-bottom="7pt" fo:border="none"/>
      <style:text-properties fo:color="#000000" fo:font-family="Calibri" style:font-family-complex="Calibri" fo:font-size="14pt" style:font-size-complex="14pt" style:language-complex="hi" style:country-complex="IN" fo:font-weight="normal"/>
    </style:style>
    <style:style style:family="text" style:name="T888">
      <style:text-properties fo:color="#000000" fo:font-family="times new roman" style:font-family-complex="times new roman" fo:font-size="12pt" style:font-size-complex="12pt" style:language-complex="hi" style:country-complex="IN" fo:font-weight="normal"/>
    </style:style>
    <style:style style:family="text" style:name="T889">
      <style:text-properties fo:color="#000000" fo:font-family="times new roman" style:font-family-complex="times new roman" fo:font-size="12pt" style:font-size-complex="12pt" style:language-complex="hi" style:country-complex="IN" fo:font-weight="normal"/>
    </style:style>
    <style:style style:family="text" style:name="T890">
      <style:text-properties fo:color="#000000" fo:font-family="times new roman" style:font-family-complex="times new roman" fo:font-size="12pt" style:font-size-complex="12pt" style:language-complex="hi" style:country-complex="IN" fo:font-weight="normal"/>
    </style:style>
    <style:style style:family="text" style:name="T891">
      <style:text-properties fo:color="#000000" fo:font-family="times new roman" style:font-family-complex="times new roman" fo:font-size="12pt" style:font-size-complex="12pt" style:language-complex="hi" style:country-complex="IN" fo:font-weight="normal"/>
    </style:style>
    <style:style style:family="text" style:name="T892">
      <style:text-properties fo:color="#000000" fo:font-family="times new roman" style:font-family-complex="times new roman" fo:font-size="12pt" style:font-size-complex="12pt" style:language-complex="hi" style:country-complex="IN" fo:font-weight="normal"/>
    </style:style>
    <style:style style:family="text" style:name="T893">
      <style:text-properties fo:color="#000000" fo:font-family="Calibri" style:font-family-complex="Calibri" fo:font-size="14pt" style:font-size-complex="14pt" style:language-complex="hi" style:country-complex="IN" fo:font-weight="normal"/>
    </style:style>
  </office:automatic-styles>
  <office:body>
    <office:text text:use-soft-page-breaks="true">
      <text:p text:style-name="P49"><text:span text:style-name="T139">Московский Авиационный Институт</text:span><text:span text:style-name="T140"/><text:span text:style-name="T141"/></text:p>
      <text:p text:style-name="P51"><text:span text:style-name="T142">(Национальный Исследовательский Университет)</text:span><text:span text:style-name="T143"/><text:span text:style-name="T144"/></text:p>
      <text:p text:style-name="P52"><text:span text:style-name="T145">Институт №8</text:span><text:span text:style-name="T146"><text:s/></text:span><text:span text:style-name="T147">“Компьютерные науки </text:span><text:span text:style-name="T148">и прикладн</text:span><text:span text:style-name="T149">ая</text:span><text:span text:style-name="T150"> математик</text:span><text:span text:style-name="T151">а”</text:span><text:span text:style-name="T152"/><text:span text:style-name="T153"/></text:p>
      <text:p text:style-name="P53"><text:span text:style-name="T154">Кафедра №806 </text:span><text:span text:style-name="T155">“В</text:span><text:span text:style-name="T156">ычислительн</text:span><text:span text:style-name="T157">ая</text:span><text:span text:style-name="T158"> математик</text:span><text:span text:style-name="T159">а</text:span><text:span text:style-name="T160"> и программировани</text:span><text:span text:style-name="T161">е”</text:span><text:span text:style-name="T162"/><text:span text:style-name="T163"/></text:p>
      <text:p text:style-name="P54"><text:span text:style-name="T164"/><text:span text:style-name="T165"/><text:span text:style-name="T166"/></text:p>
      <text:p text:style-name="P55"><text:span text:style-name="T167"/><text:span text:style-name="T168"/><text:span text:style-name="T169"/></text:p>
      <text:p text:style-name="P56"><text:span text:style-name="T170">Лабораторная работа №</text:span><text:span text:style-name="T171">2 по курсу</text:span><text:span text:style-name="T172"/><text:span text:style-name="T173"/></text:p>
      <text:p text:style-name="P57"><text:span text:style-name="T174">«Операционные системы»</text:span><text:span text:style-name="T175"/><text:span text:style-name="T176"/></text:p>
      <text:p text:style-name="P58"><text:span text:style-name="T177"/><text:span text:style-name="T178"/><text:span text:style-name="T179"/></text:p>
      <text:p text:style-name="P59"><text:span text:style-name="T180"/><text:span text:style-name="T181"/><text:span text:style-name="T182"/></text:p>
      <text:p text:style-name="P60"><text:span text:style-name="T183"/><text:span text:style-name="T184"/><text:span text:style-name="T185"/></text:p>
      <text:p text:style-name="P61"><text:span text:style-name="T186"/><text:span text:style-name="T187"/><text:span text:style-name="T188"/></text:p>
      <text:p text:style-name="P62"><text:span text:style-name="T189"/><text:span text:style-name="T190"/><text:span text:style-name="T191"/></text:p>
      <text:p text:style-name="P63"><text:span text:style-name="T192"/><text:span text:style-name="T193"/><text:span text:style-name="T194"/></text:p>
      <text:p text:style-name="P64"><text:span text:style-name="T195"/><text:span text:style-name="T196"/><text:span text:style-name="T197"/></text:p>
      <text:p text:style-name="P65"><text:span text:style-name="T198"/><text:span text:style-name="T199"/><text:span text:style-name="T200"/></text:p>
      <text:p text:style-name="P66"><text:span text:style-name="T201"/><text:span text:style-name="T202"/><text:span text:style-name="T203"/></text:p>
      <text:p text:style-name="P67"><text:span text:style-name="T204">Группа: М8</text:span><text:span text:style-name="T205">О</text:span><text:span text:style-name="T206">-2</text:span><text:span text:style-name="T207">11</text:span><text:span text:style-name="T208">Б</text:span><text:span text:style-name="T209">В</text:span><text:span text:style-name="T210">-2</text:span><text:span text:style-name="T211">4</text:span><text:span text:style-name="T212"/><text:span text:style-name="T213"/></text:p>
      <text:p text:style-name="P68"><text:span text:style-name="T214">Студент: </text:span><text:span text:style-name="T215">Антыгин В.Е.</text:span><text:span text:style-name="T216"/><text:span text:style-name="T217"/></text:p>
      <text:p text:style-name="P69"><text:span text:style-name="T218">Преподаватель: </text:span><text:span text:style-name="T219">Бахарев В.Д.</text:span><text:span text:style-name="T220"/><text:span text:style-name="T221"/></text:p>
      <text:p text:style-name="P70"><text:span text:style-name="T222">Оценка: ____________________ </text:span><text:span text:style-name="T223"/><text:span text:style-name="T224"/></text:p>
      <text:p text:style-name="P71"><text:span text:style-name="T225">Дата: </text:span><text:span text:style-name="T226">29.</text:span><text:span text:style-name="T227">10</text:span><text:span text:style-name="T228">.</text:span><text:span text:style-name="T229">25</text:span><text:span text:style-name="T230"/><text:span text:style-name="T231"/></text:p>
      <text:p text:style-name="P72"><text:span text:style-name="T232"/><text:span text:style-name="T233"/><text:span text:style-name="T234"/></text:p>
      <text:p text:style-name="P73"><text:span text:style-name="T235"/><text:span text:style-name="T236"/><text:span text:style-name="T237"/></text:p>
      <text:p text:style-name="P74"><text:span text:style-name="T238"/><text:span text:style-name="T239"/><text:span text:style-name="T240"/></text:p>
      <text:p text:style-name="P75"><text:span text:style-name="T241">Москва, 202</text:span><text:span text:style-name="T242">5</text:span><text:span text:style-name="T243"/><text:span text:style-name="T244"/></text:p>
      <text:p text:style-name="P76"><text:span text:style-name="T245">Постановка задачи</text:span><text:span text:style-name="T246"/><text:span text:style-name="T247"/></text:p>
      <text:p text:style-name="P77"><text:span text:style-name="T248">Вариант </text:span><text:span text:style-name="T249">1</text:span><text:span text:style-name="T250">3</text:span><text:span text:style-name="T251"/><text:span text:style-name="T252"/></text:p>
      <text:p text:style-name="P78"><text:span text:style-name="T253">С</text:span><text:span text:style-name="T254">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</text:span><text:span text:style-name="T255">ни, должно быть задано ключом запуска вашей программы.</text:span><text:span text:style-name="T256"/><text:span text:style-name="T257"/></text:p>
      <text:p text:style-name="P79"><text:span text:style-name="T258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span><text:span text:style-name="T259"/><text:span text:style-name="T260"/></text:p>
      <text:p text:style-name="P80"><text:span text:style-name="T261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span><text:span text:style-name="T262"/><text:span text:style-name="T263"/></text:p>
      <text:p text:style-name="P81"><text:span text:style-name="T264">Наложить K раз фильтр, использующий матрицу свертки, на матрицу, состоящую из вещественных чисел. Размер окна задается пользователем</text:span><text:span text:style-name="T265"/><text:span text:style-name="T266"/></text:p>
      <text:p text:style-name="P82"><text:span text:style-name="T267"><text:s text:c="2"/>Общий метод и алгоритм решения</text:span><text:span text:style-name="T268"/><text:span text:style-name="T269"/></text:p>
      <text:p text:style-name="P83"><text:span text:style-name="T270">Использованные системные вызовы:</text:span><text:bookmark-start text:name="__DdeLink__286_375319491"/><text:span text:style-name="T271"/><text:span text:style-name="T272"/></text:p>
      <text:p text:style-name="P84"><text:span text:style-name="T273">pthread_create – создаёт новый поток, который выполняет функцию обработки части матрицы.</text:span><text:span text:style-name="T274"/><text:span text:style-name="T275"/></text:p>
      <text:p text:style-name="P85"><text:span text:style-name="T276">pthread_join – ожидает завершения выполнения потока.</text:span><text:span text:style-name="T277"/><text:span text:style-name="T278"/></text:p>
      <text:p text:style-name="P86"><text:span text:style-name="T279">gettimeofday – получает текущее время для измерения производительности.</text:span><text:span text:style-name="T280"/><text:span text:style-name="T281"/></text:p>
      <text:p text:style-name="P87"><text:span text:style-name="T282">rand / srand – генерация случайных чисел для заполнения матрицы.</text:span><text:span text:style-name="T283"/><text:span text:style-name="T284"/></text:p>
      <text:p text:style-name="P88"><text:span text:style-name="T285"/><text:bookmark-end text:name="__DdeLink__286_375319491"/><text:span text:style-name="T286">Алгоритм</text:span><text:span text:style-name="T287"/><text:span text:style-name="T288"/></text:p>
      <text:list text:style-name="WWNum5" text:continue-numbering="true">
        <text:list-item>
          <text:p text:style-name="P89"><text:span text:style-name="T289"><text:tab/></text:span><text:span text:style-name="T290">Пользователь вводит:</text:span><text:span text:style-name="T291"/><text:span text:style-name="T292"/></text:p>
        </text:list-item>
        <text:list-item>
          <text:list>
            <text:list-item>
              <text:p text:style-name="P90"><text:span text:style-name="T293">размеры матрицы (строки и столбцы);</text:span><text:span text:style-name="T294"/><text:span text:style-name="T295"/></text:p>
            </text:list-item>
            <text:list-item>
              <text:p text:style-name="P91"><text:span text:style-name="T296">количество потоков.</text:span><text:span text:style-name="T297"/><text:span text:style-name="T298"/></text:p>
            </text:list-item>
          </text:list>
        </text:list-item>
        <text:list-item>
          <text:p text:style-name="P92"><text:span text:style-name="T299">Матрица A заполняется случайными числами, а фильтр (ядро) задаётся вручную (например, фильтр повышения резкости).</text:span><text:span text:style-name="T300"/><text:span text:style-name="T301"/></text:p>
        </text:list-item>
        <text:list-item>
          <text:p text:style-name="P93"><text:span text:style-name="T302">Программа создаёт заданное число </text:span><text:span text:style-name="T303">потоков</text:span><text:span text:style-name="T304">, делит между ними строки матрицы.</text:span><text:span text:style-name="T305"/><text:span text:style-name="T306"/></text:p>
        </text:list-item>
        <text:list-item>
          <text:p text:style-name="P94"><text:span text:style-name="T307">Каждый поток выполняет свёртку своей части:</text:span><text:span text:style-name="T308"/><text:span text:style-name="T309"/></text:p>
        </text:list-item>
        <text:list-item>
          <text:list>
            <text:list-item>
              <text:p text:style-name="P95"><text:span text:style-name="T310">для каждой ячейки суммируются произведения соседних элементов матрицы и коэффициентов ядра;</text:span><text:span text:style-name="T311"/><text:span text:style-name="T312"/></text:p>
            </text:list-item>
            <text:list-item>
              <text:p text:style-name="P96"><text:span text:style-name="T313">результат записывается в матрицу B.</text:span><text:span text:style-name="T314"/><text:span text:style-name="T315"/></text:p>
            </text:list-item>
          </text:list>
        </text:list-item>
        <text:list-item>
          <text:p text:style-name="P97"><text:span text:style-name="T316">После завершения всех потоков матрица B копируется обратно в A (для следующей итерации фильтрации).</text:span><text:span text:style-name="T317"/><text:span text:style-name="T318"/></text:p>
        </text:list-item>
        <text:list-item>
          <text:p text:style-name="P98"><text:span text:style-name="T319">После заданного числа итераций программа:</text:span><text:span text:style-name="T320"/><text:span text:style-name="T321"/></text:p>
        </text:list-item>
        <text:list-item>
          <text:list>
            <text:list-item>
              <text:p text:style-name="P99"><text:span text:style-name="T322">выводит результат;</text:span><text:span text:style-name="T323"/><text:span text:style-name="T324"/></text:p>
            </text:list-item>
            <text:list-item>
              <text:p text:style-name="P100"><text:span text:style-name="T325">вычисляет время выполнения;</text:span><text:span text:style-name="T326"/><text:span text:style-name="T327"/></text:p>
            </text:list-item>
          </text:list>
        </text:list-item>
      </text:list>
      <text:p text:style-name="P101"><text:span text:style-name="T328"/><text:span text:style-name="T329"/><text:span text:style-name="T330"/></text:p>
      <text:p text:style-name="P102"><text:span text:style-name="T331">Код программы</text:span><text:span text:style-name="T332"/><text:span text:style-name="T333"/></text:p>
      <text:p text:style-name="P103"><text:span text:style-name="T334">#include &lt;pthread.h&gt;</text:span><text:span text:style-name="T335"/><text:span text:style-name="T336"/></text:p>
      <text:p text:style-name="P104"><text:span text:style-name="T337">#include &lt;stdio.h&gt;</text:span><text:span text:style-name="T338"/><text:span text:style-name="T339"/></text:p>
      <text:p text:style-name="P105"><text:span text:style-name="T340">#include &lt;stdlib.h&gt;</text:span><text:span text:style-name="T341"/><text:span text:style-name="T342"/></text:p>
      <text:p text:style-name="P106"><text:span text:style-name="T343">#include &lt;sys/time.h&gt;</text:span><text:span text:style-name="T344"/><text:span text:style-name="T345"/></text:p>
      <text:p text:style-name="P107"><text:span text:style-name="T346">#include &lt;time.h&gt;</text:span><text:span text:style-name="T347"/><text:span text:style-name="T348"/></text:p>
      <text:p text:style-name="P108"><text:span text:style-name="T349"/><text:span text:style-name="T350"/><text:span text:style-name="T351"/></text:p>
      <text:p text:style-name="P109"><text:span text:style-name="T352">#define KSIZE 3</text:span><text:span text:style-name="T353"/><text:span text:style-name="T354"/></text:p>
      <text:p text:style-name="P110"><text:span text:style-name="T355">#define K_ITER 10</text:span><text:span text:style-name="T356"/><text:span text:style-name="T357"/></text:p>
      <text:p text:style-name="P111"><text:span text:style-name="T358"/><text:span text:style-name="T359"/><text:span text:style-name="T360"/></text:p>
      <text:p text:style-name="P112"><text:span text:style-name="T361">float **A;</text:span><text:span text:style-name="T362"/><text:span text:style-name="T363"/></text:p>
      <text:p text:style-name="P113"><text:span text:style-name="T364">float **B;</text:span><text:span text:style-name="T365"/><text:span text:style-name="T366"/></text:p>
      <text:p text:style-name="P114"><text:span text:style-name="T367">float kernel[KSIZE][KSIZE] = {{0, -1, 0}, {-1, 5, -1}, {0, -1, 0}};</text:span><text:span text:style-name="T368"/><text:span text:style-name="T369"/></text:p>
      <text:p text:style-name="P115"><text:span text:style-name="T370"/><text:span text:style-name="T371"/><text:span text:style-name="T372"/></text:p>
      <text:p text:style-name="P116"><text:span text:style-name="T373">int rows, cols;</text:span><text:span text:style-name="T374"/><text:span text:style-name="T375"/></text:p>
      <text:p text:style-name="P117"><text:span text:style-name="T376">int threadCount;</text:span><text:span text:style-name="T377"/><text:span text:style-name="T378"/></text:p>
      <text:p text:style-name="P118"><text:span text:style-name="T379"/><text:span text:style-name="T380"/><text:span text:style-name="T381"/></text:p>
      <text:p text:style-name="P119"><text:span text:style-name="T382">void *apply_kernel_thread(void *arg) {</text:span><text:span text:style-name="T383"/><text:span text:style-name="T384"/></text:p>
      <text:p text:style-name="P120"><text:span text:style-name="T385"><text:s text:c="2"/>int id = *(int *)arg;</text:span><text:span text:style-name="T386"/><text:span text:style-name="T387"/></text:p>
      <text:p text:style-name="P121"><text:span text:style-name="T388"><text:s text:c="2"/>int chunk = rows / threadCount;</text:span><text:span text:style-name="T389"/><text:span text:style-name="T390"/></text:p>
      <text:p text:style-name="P122"><text:span text:style-name="T391"><text:s text:c="2"/>int start = id * chunk;</text:span><text:span text:style-name="T392"/><text:span text:style-name="T393"/></text:p>
      <text:p text:style-name="P123"><text:span text:style-name="T394"><text:s text:c="2"/>int end = (id == threadCount - 1) ? rows : start + chunk;</text:span><text:span text:style-name="T395"/><text:span text:style-name="T396"/></text:p>
      <text:p text:style-name="P124"><text:span text:style-name="T397"><text:s text:c="2"/>int offset = KSIZE / 2;</text:span><text:span text:style-name="T398"/><text:span text:style-name="T399"/></text:p>
      <text:p text:style-name="P125"><text:span text:style-name="T400"/><text:span text:style-name="T401"/><text:span text:style-name="T402"/></text:p>
      <text:p text:style-name="P126"><text:span text:style-name="T403"><text:s text:c="2"/>for (int i = start; i &lt; end; ++i) {</text:span><text:span text:style-name="T404"/><text:span text:style-name="T405"/></text:p>
      <text:p text:style-name="P127"><text:span text:style-name="T406"><text:s text:c="4"/>for (int j = 0; j &lt; cols; ++j) {</text:span><text:span text:style-name="T407"/><text:span text:style-name="T408"/></text:p>
      <text:p text:style-name="P128"><text:span text:style-name="T409"><text:s text:c="6"/>float sum = 0.0f;</text:span><text:span text:style-name="T410"/><text:span text:style-name="T411"/></text:p>
      <text:p text:style-name="P129"><text:span text:style-name="T412"><text:s text:c="6"/>for (int u = 0; u &lt; KSIZE; ++u) {</text:span><text:span text:style-name="T413"/><text:span text:style-name="T414"/></text:p>
      <text:p text:style-name="P130"><text:span text:style-name="T415"><text:s text:c="8"/>for (int v = 0; v &lt; KSIZE; ++v) {</text:span><text:span text:style-name="T416"/><text:span text:style-name="T417"/></text:p>
      <text:p text:style-name="P131"><text:span text:style-name="T418"><text:s text:c="10"/>int x = i + u - offset;</text:span><text:span text:style-name="T419"/><text:span text:style-name="T420"/></text:p>
      <text:p text:style-name="P132"><text:span text:style-name="T421"><text:s text:c="10"/>int y = j + v - offset;</text:span><text:span text:style-name="T422"/><text:span text:style-name="T423"/></text:p>
      <text:p text:style-name="P133"><text:span text:style-name="T424"><text:s text:c="10"/>float val = 0.0f;</text:span><text:span text:style-name="T425"/><text:span text:style-name="T426"/></text:p>
      <text:p text:style-name="P134"><text:span text:style-name="T427"><text:s text:c="10"/>if (x &gt;= 0 &amp;&amp; x &lt; rows &amp;&amp; y &gt;= 0 &amp;&amp; y &lt; cols)</text:span><text:span text:style-name="T428"/><text:span text:style-name="T429"/></text:p>
      <text:p text:style-name="P135"><text:span text:style-name="T430"><text:s text:c="12"/>val = A[x][y];</text:span><text:span text:style-name="T431"/><text:span text:style-name="T432"/></text:p>
      <text:p text:style-name="P136"><text:span text:style-name="T433"><text:s text:c="10"/>sum += val * kernel[u][v];</text:span><text:span text:style-name="T434"/><text:span text:style-name="T435"/></text:p>
      <text:p text:style-name="P137"><text:span text:style-name="T436"><text:s text:c="8"/>}</text:span><text:span text:style-name="T437"/><text:span text:style-name="T438"/></text:p>
      <text:p text:style-name="P138"><text:span text:style-name="T439"><text:s text:c="6"/>}</text:span><text:span text:style-name="T440"/><text:span text:style-name="T441"/></text:p>
      <text:p text:style-name="P139"><text:span text:style-name="T442"><text:s text:c="6"/>B[i][j] = sum;</text:span><text:span text:style-name="T443"/><text:span text:style-name="T444"/></text:p>
      <text:p text:style-name="P140"><text:span text:style-name="T445"><text:s text:c="4"/>}</text:span><text:span text:style-name="T446"/><text:span text:style-name="T447"/></text:p>
      <text:p text:style-name="P141"><text:span text:style-name="T448"><text:s text:c="2"/>}</text:span><text:span text:style-name="T449"/><text:span text:style-name="T450"/></text:p>
      <text:p text:style-name="P142"><text:span text:style-name="T451"><text:s text:c="2"/>return NULL;</text:span><text:span text:style-name="T452"/><text:span text:style-name="T453"/></text:p>
      <text:p text:style-name="P143"><text:span text:style-name="T454">}</text:span><text:span text:style-name="T455"/><text:span text:style-name="T456"/></text:p>
      <text:p text:style-name="P144"><text:span text:style-name="T457"/><text:span text:style-name="T458"/><text:span text:style-name="T459"/></text:p>
      <text:p text:style-name="P145"><text:span text:style-name="T460">float **alloc_matrix(int r, int c) {</text:span><text:span text:style-name="T461"/><text:span text:style-name="T462"/></text:p>
      <text:p text:style-name="P146"><text:span text:style-name="T463"><text:s text:c="2"/>float **m = malloc(r * sizeof(float *));</text:span><text:span text:style-name="T464"/><text:span text:style-name="T465"/></text:p>
      <text:p text:style-name="P147"><text:span text:style-name="T466"><text:s text:c="2"/>for (int i = 0; i &lt; r; ++i)</text:span><text:span text:style-name="T467"/><text:span text:style-name="T468"/></text:p>
      <text:p text:style-name="P148"><text:span text:style-name="T469"><text:s text:c="4"/>m[i] = malloc(c * sizeof(float));</text:span><text:span text:style-name="T470"/><text:span text:style-name="T471"/></text:p>
      <text:p text:style-name="P149"><text:span text:style-name="T472"><text:s text:c="2"/>return m;</text:span><text:span text:style-name="T473"/><text:span text:style-name="T474"/></text:p>
      <text:p text:style-name="P150"><text:span text:style-name="T475">}</text:span><text:span text:style-name="T476"/><text:span text:style-name="T477"/></text:p>
      <text:p text:style-name="P151"><text:span text:style-name="T478"/><text:span text:style-name="T479"/><text:span text:style-name="T480"/></text:p>
      <text:p text:style-name="P152"><text:span text:style-name="T481">void free_matrix(float **m, int r) {</text:span><text:span text:style-name="T482"/><text:span text:style-name="T483"/></text:p>
      <text:p text:style-name="P153"><text:span text:style-name="T484"><text:s text:c="2"/>for (int i = 0; i &lt; r; ++i)</text:span><text:span text:style-name="T485"/><text:span text:style-name="T486"/></text:p>
      <text:p text:style-name="P154"><text:span text:style-name="T487"><text:s text:c="4"/>free(m[i]);</text:span><text:span text:style-name="T488"/><text:span text:style-name="T489"/></text:p>
      <text:p text:style-name="P155"><text:span text:style-name="T490"><text:s text:c="2"/>free(m);</text:span><text:span text:style-name="T491"/><text:span text:style-name="T492"/></text:p>
      <text:p text:style-name="P156"><text:span text:style-name="T493">}</text:span><text:span text:style-name="T494"/><text:span text:style-name="T495"/></text:p>
      <text:p text:style-name="P157"><text:span text:style-name="T496"/><text:span text:style-name="T497"/><text:span text:style-name="T498"/></text:p>
      <text:p text:style-name="P158"><text:span text:style-name="T499">void print_matrix(float **m, int r, int c) {</text:span><text:span text:style-name="T500"/><text:span text:style-name="T501"/></text:p>
      <text:p text:style-name="P159"><text:span text:style-name="T502"><text:s text:c="2"/>for (int i = 0; i &lt; r; ++i) {</text:span><text:span text:style-name="T503"/><text:span text:style-name="T504"/></text:p>
      <text:p text:style-name="P160"><text:span text:style-name="T505"><text:s text:c="4"/>for (int j = 0; j &lt; c; ++j)</text:span><text:span text:style-name="T506"/><text:span text:style-name="T507"/></text:p>
      <text:p text:style-name="P161"><text:span text:style-name="T508"><text:s text:c="6"/>printf("%6.2f ", m[i][j]);</text:span><text:span text:style-name="T509"/><text:span text:style-name="T510"/></text:p>
      <text:p text:style-name="P162"><text:span text:style-name="T511"><text:s text:c="4"/>printf("\n");</text:span><text:span text:style-name="T512"/><text:span text:style-name="T513"/></text:p>
      <text:p text:style-name="P163"><text:span text:style-name="T514"><text:s text:c="2"/>}</text:span><text:span text:style-name="T515"/><text:span text:style-name="T516"/></text:p>
      <text:p text:style-name="P164"><text:span text:style-name="T517"><text:s text:c="2"/>printf("\n");</text:span><text:span text:style-name="T518"/><text:span text:style-name="T519"/></text:p>
      <text:p text:style-name="P165"><text:span text:style-name="T520">}</text:span><text:span text:style-name="T521"/><text:span text:style-name="T522"/></text:p>
      <text:p text:style-name="P166"><text:span text:style-name="T523"/><text:span text:style-name="T524"/><text:span text:style-name="T525"/></text:p>
      <text:p text:style-name="P167"><text:span text:style-name="T526">int main(int argc, char *argv[]) {</text:span><text:span text:style-name="T527"/><text:span text:style-name="T528"/></text:p>
      <text:p text:style-name="P168"><text:span text:style-name="T529"><text:s text:c="2"/>if (argc &gt; 4) {</text:span><text:span text:style-name="T530"/><text:span text:style-name="T531"/></text:p>
      <text:p text:style-name="P169"><text:span text:style-name="T532"><text:s text:c="4"/>printf("Usage: %s &lt;num_threads&gt; &lt;rows&gt; &lt;cols&gt;\n", argv[0]);</text:span><text:span text:style-name="T533"/><text:span text:style-name="T534"/></text:p>
      <text:p text:style-name="P170"><text:span text:style-name="T535"><text:s text:c="4"/>return 1;</text:span><text:span text:style-name="T536"/><text:span text:style-name="T537"/></text:p>
      <text:p text:style-name="P171"><text:span text:style-name="T538"><text:s text:c="2"/>} else if (argc &lt; 3) {</text:span><text:span text:style-name="T539"/><text:span text:style-name="T540"/></text:p>
      <text:p text:style-name="P172"><text:span text:style-name="T541"><text:s text:c="4"/>printf("Usage: %s &lt;num_threads&gt; &lt;rows&gt; (for square matrix)\n", argv[0]);</text:span><text:span text:style-name="T542"/><text:span text:style-name="T543"/></text:p>
      <text:p text:style-name="P173"><text:span text:style-name="T544"><text:s text:c="4"/>return 1;</text:span><text:span text:style-name="T545"/><text:span text:style-name="T546"/></text:p>
      <text:p text:style-name="P174"><text:span text:style-name="T547"><text:s text:c="2"/>}</text:span><text:span text:style-name="T548"/><text:span text:style-name="T549"/></text:p>
      <text:p text:style-name="P175"><text:span text:style-name="T550"><text:s text:c="2"/>rows = atoi(argv[2]);</text:span><text:span text:style-name="T551"/><text:span text:style-name="T552"/></text:p>
      <text:p text:style-name="P176"><text:span text:style-name="T553"><text:s text:c="2"/>cols = argc == 4 ? atoi(argv[3]) : rows;</text:span><text:span text:style-name="T554"/><text:span text:style-name="T555"/></text:p>
      <text:p text:style-name="P177"><text:span text:style-name="T556"/><text:span text:style-name="T557"/><text:span text:style-name="T558"/></text:p>
      <text:p text:style-name="P178"><text:span text:style-name="T559"><text:s text:c="2"/>if (rows &lt;= 0 || cols &lt;= 0) {</text:span><text:span text:style-name="T560"/><text:span text:style-name="T561"/></text:p>
      <text:p text:style-name="P179"><text:span text:style-name="T562"><text:s text:c="4"/>printf("Invalid matrix size.\n");</text:span><text:span text:style-name="T563"/><text:span text:style-name="T564"/></text:p>
      <text:p text:style-name="P180"><text:span text:style-name="T565"><text:s text:c="4"/>return 1;</text:span><text:span text:style-name="T566"/><text:span text:style-name="T567"/></text:p>
      <text:p text:style-name="P181"><text:span text:style-name="T568"><text:s text:c="2"/>}</text:span><text:span text:style-name="T569"/><text:span text:style-name="T570"/></text:p>
      <text:p text:style-name="P182"><text:span text:style-name="T571"><text:s text:c="2"/>threadCount = atoi(argv[1]);</text:span><text:span text:style-name="T572"/><text:span text:style-name="T573"/></text:p>
      <text:p text:style-name="P183"><text:span text:style-name="T574"><text:s text:c="2"/>if (threadCount &lt; 1 || threadCount &gt; rows) {</text:span><text:span text:style-name="T575"/><text:span text:style-name="T576"/></text:p>
      <text:p text:style-name="P184"><text:span text:style-name="T577"><text:s text:c="4"/>printf("Invalid thread count. Must be between 1 and %d.\n", rows);</text:span><text:span text:style-name="T578"/><text:span text:style-name="T579"/></text:p>
      <text:p text:style-name="P185"><text:span text:style-name="T580"><text:s text:c="4"/>return 1;</text:span><text:span text:style-name="T581"/><text:span text:style-name="T582"/></text:p>
      <text:p text:style-name="P186"><text:span text:style-name="T583"><text:s text:c="2"/>}</text:span><text:span text:style-name="T584"/><text:span text:style-name="T585"/></text:p>
      <text:p text:style-name="P187"><text:span text:style-name="T586"/><text:span text:style-name="T587"/><text:span text:style-name="T588"/></text:p>
      <text:p text:style-name="P188"><text:span text:style-name="T589"><text:s text:c="2"/>A = alloc_matrix(rows, cols);</text:span><text:span text:style-name="T590"/><text:span text:style-name="T591"/></text:p>
      <text:p text:style-name="P189"><text:span text:style-name="T592"><text:s text:c="2"/>B = alloc_matrix(rows, cols);</text:span><text:span text:style-name="T593"/><text:span text:style-name="T594"/></text:p>
      <text:p text:style-name="P190"><text:span text:style-name="T595"/><text:span text:style-name="T596"/><text:span text:style-name="T597"/></text:p>
      <text:p text:style-name="P191"><text:span text:style-name="T598"><text:s text:c="2"/>srand(time(NULL));</text:span><text:span text:style-name="T599"/><text:span text:style-name="T600"/></text:p>
      <text:p text:style-name="P192"><text:span text:style-name="T601"><text:s text:c="2"/>for (int i = 0; i &lt; rows; ++i)</text:span><text:span text:style-name="T602"/><text:span text:style-name="T603"/></text:p>
      <text:p text:style-name="P193"><text:span text:style-name="T604"><text:s text:c="4"/>for (int j = 0; j &lt; cols; ++j)</text:span><text:span text:style-name="T605"/><text:span text:style-name="T606"/></text:p>
      <text:p text:style-name="P194"><text:span text:style-name="T607"><text:s text:c="6"/>A[i][j] = (rand() % 100000) / 1000.0f;</text:span><text:span text:style-name="T608"/><text:span text:style-name="T609"/></text:p>
      <text:p text:style-name="P195"><text:span text:style-name="T610"/><text:span text:style-name="T611"/><text:span text:style-name="T612"/></text:p>
      <text:p text:style-name="P196"><text:span text:style-name="T613"><text:s text:c="2"/>printf("Initial matrix:\n");</text:span><text:span text:style-name="T614"/><text:span text:style-name="T615"/></text:p>
      <text:p text:style-name="P197"><text:span text:style-name="T616"><text:s/></text:span><text:span text:style-name="T617"><text:s/></text:span><text:span text:style-name="T618">print_matrix(A, rows, cols);</text:span><text:span text:style-name="T619"/><text:span text:style-name="T620"/></text:p>
      <text:p text:style-name="P198"><text:span text:style-name="T621"/><text:span text:style-name="T622"/><text:span text:style-name="T623"/></text:p>
      <text:p text:style-name="P199"><text:span text:style-name="T624"><text:s text:c="2"/>pthread_t threads[threadCount];</text:span><text:span text:style-name="T625"/><text:span text:style-name="T626"/></text:p>
      <text:p text:style-name="P200"><text:span text:style-name="T627"><text:s text:c="2"/>int ids[threadCount];</text:span><text:span text:style-name="T628"/><text:span text:style-name="T629"/></text:p>
      <text:p text:style-name="P201"><text:span text:style-name="T630"/><text:span text:style-name="T631"/><text:span text:style-name="T632"/></text:p>
      <text:p text:style-name="P202"><text:span text:style-name="T633"><text:s text:c="2"/>struct timeval start, end;</text:span><text:span text:style-name="T634"/><text:span text:style-name="T635"/></text:p>
      <text:p text:style-name="P203"><text:span text:style-name="T636"><text:s text:c="2"/>gettimeofday(&amp;start, NULL);</text:span><text:span text:style-name="T637"/><text:span text:style-name="T638"/></text:p>
      <text:p text:style-name="P204"><text:span text:style-name="T639"/><text:span text:style-name="T640"/><text:span text:style-name="T641"/></text:p>
      <text:p text:style-name="P205"><text:span text:style-name="T642"><text:s text:c="2"/>for (int k = 0; k &lt; K_ITER; ++k) {</text:span><text:span text:style-name="T643"/><text:span text:style-name="T644"/></text:p>
      <text:p text:style-name="P206"><text:span text:style-name="T645"><text:s text:c="4"/>for (int t = 0; t &lt; threadCount; ++t) {</text:span><text:span text:style-name="T646"/><text:span text:style-name="T647"/></text:p>
      <text:p text:style-name="P207"><text:span text:style-name="T648"><text:s text:c="6"/>ids[t] = t;</text:span><text:span text:style-name="T649"/><text:span text:style-name="T650"/></text:p>
      <text:p text:style-name="P208"><text:span text:style-name="T651"><text:s text:c="6"/>pthread_create(&amp;threads[t], NULL, apply_kernel_thread, &amp;ids[t]);</text:span><text:span text:style-name="T652"/><text:span text:style-name="T653"/></text:p>
      <text:p text:style-name="P209"><text:span text:style-name="T654"><text:s text:c="4"/>}</text:span><text:span text:style-name="T655"/><text:span text:style-name="T656"/></text:p>
      <text:p text:style-name="P210"><text:span text:style-name="T657"/><text:span text:style-name="T658"/><text:span text:style-name="T659"/></text:p>
      <text:p text:style-name="P211"><text:span text:style-name="T660"><text:s text:c="4"/>for (int t = 0; t &lt; threadCount; ++t)</text:span><text:span text:style-name="T661"/><text:span text:style-name="T662"/></text:p>
      <text:p text:style-name="P212"><text:span text:style-name="T663"><text:s text:c="6"/>pthread_join(threads[t], NULL);</text:span><text:span text:style-name="T664"/><text:span text:style-name="T665"/></text:p>
      <text:p text:style-name="P213"><text:span text:style-name="T666"/><text:span text:style-name="T667"/><text:span text:style-name="T668"/></text:p>
      <text:p text:style-name="P214"><text:span text:style-name="T669"><text:s text:c="4"/>for (int i = 0; i &lt; rows; ++i)</text:span><text:span text:style-name="T670"/><text:span text:style-name="T671"/></text:p>
      <text:p text:style-name="P215"><text:span text:style-name="T672"><text:s text:c="6"/>for (int j = 0; j &lt; cols; ++j)</text:span><text:span text:style-name="T673"/><text:span text:style-name="T674"/></text:p>
      <text:p text:style-name="P216"><text:span text:style-name="T675"><text:s text:c="8"/>A[i][j] = B[i][j];</text:span><text:span text:style-name="T676"/><text:span text:style-name="T677"/></text:p>
      <text:p text:style-name="P217"><text:span text:style-name="T678"><text:s text:c="2"/>}</text:span><text:span text:style-name="T679"/><text:span text:style-name="T680"/></text:p>
      <text:p text:style-name="P218"><text:span text:style-name="T681"/><text:span text:style-name="T682"/><text:span text:style-name="T683"/></text:p>
      <text:p text:style-name="P219"><text:span text:style-name="T684"><text:s text:c="2"/>gettimeofday(&amp;end, NULL);</text:span><text:span text:style-name="T685"/><text:span text:style-name="T686"/></text:p>
      <text:p text:style-name="P220"><text:span text:style-name="T687"><text:s text:c="2"/>double durationOfComputing = (end.tv_sec - start.tv_sec) * 1000.0 +</text:span><text:span text:style-name="T688"/><text:span text:style-name="T689"/></text:p>
      <text:p text:style-name="P221"><text:span text:style-name="T690"><text:s text:c="31"/>(end.tv_usec - start.tv_usec) / 1000.0;</text:span><text:span text:style-name="T691"/><text:span text:style-name="T692"/></text:p>
      <text:p text:style-name="P222"><text:span text:style-name="T693"/><text:span text:style-name="T694"/><text:span text:style-name="T695"/></text:p>
      <text:p text:style-name="P223"><text:span text:style-name="T696"><text:s text:c="2"/>printf("Result after %d iterations:\n", K_ITER);</text:span><text:span text:style-name="T697"/><text:span text:style-name="T698"/></text:p>
      <text:p text:style-name="P224"><text:span text:style-name="T699"><text:s text:c="2"/>print_matrix(A, rows, cols);</text:span><text:span text:style-name="T700"/><text:span text:style-name="T701"/></text:p>
      <text:p text:style-name="P225"><text:span text:style-name="T702"/><text:span text:style-name="T703"/><text:span text:style-name="T704"/></text:p>
      <text:p text:style-name="P226"><text:span text:style-name="T705"><text:s text:c="2"/>printf("Computing matrix %dx%d time with %d threads is %.3lf ms\n", rows,</text:span><text:span text:style-name="T706"/><text:span text:style-name="T707"/></text:p>
      <text:p text:style-name="P227"><text:span text:style-name="T708"><text:s text:c="9"/>cols, threadCount, durationOfComputing);</text:span><text:span text:style-name="T709"/><text:span text:style-name="T710"/></text:p>
      <text:p text:style-name="P228"><text:span text:style-name="T711"/><text:span text:style-name="T712"/><text:span text:style-name="T713"/></text:p>
      <text:p text:style-name="P229"><text:span text:style-name="T714"><text:s text:c="2"/>free_matrix(A, rows);</text:span><text:span text:style-name="T715"/><text:span text:style-name="T716"/></text:p>
      <text:p text:style-name="P230"><text:span text:style-name="T717"><text:s text:c="2"/>free_matrix(B, rows);</text:span><text:span text:style-name="T718"/><text:span text:style-name="T719"/></text:p>
      <text:p text:style-name="P231"><text:span text:style-name="T720"/><text:span text:style-name="T721"/><text:span text:style-name="T722"/></text:p>
      <text:p text:style-name="P232"><text:span text:style-name="T723"><text:s text:c="2"/>return 0;</text:span><text:span text:style-name="T724"/><text:span text:style-name="T725"/></text:p>
      <text:p text:style-name="P233"><text:span text:style-name="T726">}</text:span><text:span text:style-name="T727"/><text:span text:style-name="T728"/></text:p>
      <text:p text:style-name="P234"><text:span text:style-name="T729">Протокол работы программы</text:span><text:span text:style-name="T730"/><text:span text:style-name="T731"/></text:p>
      <text:p text:style-name="P236"><text:span text:style-name="T732"/><text:span text:style-name="T733"/><text:span text:style-name="T734"/></text:p>
      <text:p text:style-name="P237"><text:span text:style-name="T735">OS/lab2 main  ? ❯ ./prog.out 1 3600</text:span><text:span text:style-name="T736"/><text:span text:style-name="T737"/></text:p>
      <text:p text:style-name="P238"><text:span text:style-name="T738">./prog.out 2 3600</text:span><text:span text:style-name="T739"/><text:span text:style-name="T740"/></text:p>
      <text:p text:style-name="P239"><text:span text:style-name="T741">./prog.out 3 3600</text:span><text:span text:style-name="T742"/><text:span text:style-name="T743"/></text:p>
      <text:p text:style-name="P240"><text:span text:style-name="T744">./prog.out 7 3600</text:span><text:span text:style-name="T745"/><text:span text:style-name="T746"/></text:p>
      <text:p text:style-name="P241"><text:span text:style-name="T747">./prog.out 8 3600</text:span><text:span text:style-name="T748"/><text:span text:style-name="T749"/></text:p>
      <text:p text:style-name="P242"><text:span text:style-name="T750">./prog.out 12 3600</text:span><text:span text:style-name="T751"/><text:span text:style-name="T752"/></text:p>
      <text:p text:style-name="P243"><text:span text:style-name="T753">./prog.out 128 3600</text:span><text:span text:style-name="T754"/><text:span text:style-name="T755"/></text:p>
      <text:p text:style-name="P244"><text:span text:style-name="T756">./prog.out 1024 3600</text:span><text:span text:style-name="T757"/><text:span text:style-name="T758"/></text:p>
      <text:p text:style-name="P245"><text:span text:style-name="T759">./prog.out 3600 3600</text:span><text:span text:style-name="T760"/><text:span text:style-name="T761"/></text:p>
      <text:p text:style-name="P246"><text:span text:style-name="T762">Result after 10 iterations:</text:span><text:span text:style-name="T763"/><text:span text:style-name="T764"/></text:p>
      <text:p text:style-name="P247"><text:span text:style-name="T765">Computing matrix 3600x3600 time with 1 threads is 3736.969 ms</text:span><text:span text:style-name="T766"/><text:span text:style-name="T767"/></text:p>
      <text:p text:style-name="P248"><text:span text:style-name="T768">Result after 10 iterations:</text:span><text:span text:style-name="T769"/><text:span text:style-name="T770"/></text:p>
      <text:p text:style-name="P249"><text:span text:style-name="T771">Computing matrix 3600x3600 time with 2 threads is 2075.640 ms</text:span><text:span text:style-name="T772"/><text:span text:style-name="T773"/></text:p>
      <text:p text:style-name="P250"><text:span text:style-name="T774">Result after 10 iterations:</text:span><text:span text:style-name="T775"/><text:span text:style-name="T776"/></text:p>
      <text:p text:style-name="P251"><text:span text:style-name="T777">Computing matrix 3600x3600 time with 3 threads is 1461.713 ms</text:span><text:span text:style-name="T778"/><text:span text:style-name="T779"/></text:p>
      <text:p text:style-name="P252"><text:span text:style-name="T780">Result after 10 iterations:</text:span><text:span text:style-name="T781"/><text:span text:style-name="T782"/></text:p>
      <text:p text:style-name="P253"><text:span text:style-name="T783">Computing matrix 3600x3600 time with 7 threads is 2607.336 ms</text:span><text:span text:style-name="T784"/><text:span text:style-name="T785"/></text:p>
      <text:p text:style-name="P254"><text:span text:style-name="T786">Result after 10 iterations:</text:span><text:span text:style-name="T787"/><text:span text:style-name="T788"/></text:p>
      <text:p text:style-name="P255"><text:span text:style-name="T789">Computing matrix 3600x3600 time with 8 threads is 938.328 ms</text:span><text:span text:style-name="T790"/><text:span text:style-name="T791"/></text:p>
      <text:p text:style-name="P256"><text:span text:style-name="T792">Result after 10 iterations:</text:span><text:span text:style-name="T793"/><text:span text:style-name="T794"/></text:p>
      <text:p text:style-name="P257"><text:span text:style-name="T795">Computing matrix 3600x3600 time with 12 threads is 895.107 ms</text:span><text:span text:style-name="T796"/><text:span text:style-name="T797"/></text:p>
      <text:p text:style-name="P258"><text:span text:style-name="T798">Result after 10 iterations:</text:span><text:span text:style-name="T799"/><text:span text:style-name="T800"/></text:p>
      <text:p text:style-name="P259"><text:span text:style-name="T801">Computing matrix 3600x3600 time with 128 threads is 875.043 ms</text:span><text:span text:style-name="T802"/><text:span text:style-name="T803"/></text:p>
      <text:p text:style-name="P260"><text:span text:style-name="T804">Result after 10 iterations:</text:span><text:span text:style-name="T805"/><text:span text:style-name="T806"/></text:p>
      <text:p text:style-name="P261"><text:span text:style-name="T807">Computing matrix 3600x3600 time with 1024 threads is 1336.444 ms</text:span><text:span text:style-name="T808"/><text:span text:style-name="T809"/></text:p>
      <text:p text:style-name="P262"><text:span text:style-name="T810">Result after 10 iterations:</text:span><text:span text:style-name="T811"/><text:span text:style-name="T812"/></text:p>
      <text:p text:style-name="P263"><text:span text:style-name="T813">Computing matrix 3600x3600 time with 3600 threads is 1249.929 ms</text:span><text:span text:style-name="T814"/><text:span text:style-name="T815"/></text:p>
      <text:p text:style-name="P264"><text:span text:style-name="T816"/><text:span text:style-name="T817"/><text:span/></text:p>
      <text:p text:style-name="P265"><text:span text:style-name="T818"/><text:span text:style-name="T819">Анализ резултатов</text:span><text:span text:style-name="T820"/><text:span text:style-name="T821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267"><text:span text:style-name="T822">Число потоков</text:span><text:span/></text:p>
          </table:table-cell>
          <table:table-cell table:style-name="ce3">
            <text:p text:style-name="P268"><text:span text:style-name="T823">Время исполнения, мс</text:span><text:span/></text:p>
          </table:table-cell>
          <table:table-cell table:style-name="ce4">
            <text:p text:style-name="P269"><text:span text:style-name="T824">Ускорение</text:span><text:span/></text:p>
          </table:table-cell>
          <table:table-cell table:style-name="ce5">
            <text:p text:style-name="P270"><text:span text:style-name="T825">Эффективность</text:span><text:span/></text:p>
          </table:table-cell>
        </table:table-row>
        <table:table-row table:style-name="ro2" table:default-cell-style-name="ce1">
          <table:table-cell table:style-name="ce6">
            <text:p text:style-name="P271"><text:span text:style-name="T826">1</text:span><text:span/></text:p>
          </table:table-cell>
          <table:table-cell table:style-name="ce7">
            <text:p text:style-name="P272"><text:span text:style-name="T827">3736.969</text:span><text:span/></text:p>
          </table:table-cell>
          <table:table-cell table:style-name="ce8">
            <text:p text:style-name="P273"><text:span text:style-name="T828">1</text:span><text:span/></text:p>
          </table:table-cell>
          <table:table-cell table:style-name="ce9">
            <text:p text:style-name="P274"><text:span text:style-name="T829">100.00%</text:span><text:span/></text:p>
          </table:table-cell>
        </table:table-row>
        <table:table-row table:style-name="ro3" table:default-cell-style-name="ce1">
          <table:table-cell table:style-name="ce10">
            <text:p text:style-name="P275"><text:span text:style-name="T830">2</text:span><text:span/></text:p>
          </table:table-cell>
          <table:table-cell table:style-name="ce11">
            <text:p text:style-name="P276"><text:span text:style-name="T831">2075.64</text:span><text:span/></text:p>
          </table:table-cell>
          <table:table-cell table:style-name="ce12">
            <text:p text:style-name="P277"><text:span text:style-name="T832">1.80</text:span><text:span/></text:p>
          </table:table-cell>
          <table:table-cell table:style-name="ce13">
            <text:p text:style-name="P278"><text:span text:style-name="T833">90.02%</text:span><text:span/></text:p>
          </table:table-cell>
        </table:table-row>
        <table:table-row table:style-name="ro4" table:default-cell-style-name="ce1">
          <table:table-cell table:style-name="ce14">
            <text:p text:style-name="P279"><text:span text:style-name="T834">3</text:span><text:span/></text:p>
          </table:table-cell>
          <table:table-cell table:style-name="ce15">
            <text:p text:style-name="P280"><text:span text:style-name="T835">1461.713</text:span><text:span/></text:p>
          </table:table-cell>
          <table:table-cell table:style-name="ce16">
            <text:p text:style-name="P281"><text:span text:style-name="T836">2.56</text:span><text:span/></text:p>
          </table:table-cell>
          <table:table-cell table:style-name="ce17">
            <text:p text:style-name="P282"><text:span text:style-name="T837">85.22%</text:span><text:span/></text:p>
          </table:table-cell>
        </table:table-row>
        <table:table-row table:style-name="ro5" table:default-cell-style-name="ce1">
          <table:table-cell table:style-name="ce18">
            <text:p text:style-name="P283"><text:span text:style-name="T838">7</text:span><text:span/></text:p>
          </table:table-cell>
          <table:table-cell table:style-name="ce19">
            <text:p text:style-name="P284"><text:span text:style-name="T839">2607.336</text:span><text:span/></text:p>
          </table:table-cell>
          <table:table-cell table:style-name="ce20">
            <text:p text:style-name="P285"><text:span text:style-name="T840">1.43</text:span><text:span/></text:p>
          </table:table-cell>
          <table:table-cell table:style-name="ce21">
            <text:p text:style-name="P286"><text:span text:style-name="T841">20.48%</text:span><text:span/></text:p>
          </table:table-cell>
        </table:table-row>
        <table:table-row table:style-name="ro6" table:default-cell-style-name="ce1">
          <table:table-cell table:style-name="ce22">
            <text:p text:style-name="P287"><text:span text:style-name="T842">8</text:span><text:span/></text:p>
          </table:table-cell>
          <table:table-cell table:style-name="ce23">
            <text:p text:style-name="P288"><text:span text:style-name="T843">938.328</text:span><text:span/></text:p>
          </table:table-cell>
          <table:table-cell table:style-name="ce24">
            <text:p text:style-name="P289"><text:span text:style-name="T844">3.98</text:span><text:span/></text:p>
          </table:table-cell>
          <table:table-cell table:style-name="ce25">
            <text:p text:style-name="P290"><text:span text:style-name="T845">49.78%</text:span><text:span/></text:p>
          </table:table-cell>
        </table:table-row>
        <table:table-row table:style-name="ro7" table:default-cell-style-name="ce1">
          <table:table-cell table:style-name="ce26">
            <text:p text:style-name="P291"><text:span text:style-name="T846">12</text:span><text:span/></text:p>
          </table:table-cell>
          <table:table-cell table:style-name="ce27">
            <text:p text:style-name="P292"><text:span text:style-name="T847">895.107</text:span><text:span/></text:p>
          </table:table-cell>
          <table:table-cell table:style-name="ce28">
            <text:p text:style-name="P293"><text:span text:style-name="T848">4.17</text:span><text:span/></text:p>
          </table:table-cell>
          <table:table-cell table:style-name="ce29">
            <text:p text:style-name="P294"><text:span text:style-name="T849">34.79%</text:span><text:span/></text:p>
          </table:table-cell>
        </table:table-row>
        <table:table-row table:style-name="ro8" table:default-cell-style-name="ce1">
          <table:table-cell table:style-name="ce30">
            <text:p text:style-name="P295"><text:span text:style-name="T850">128</text:span><text:span/></text:p>
          </table:table-cell>
          <table:table-cell table:style-name="ce31">
            <text:p text:style-name="P296"><text:span text:style-name="T851">875.043</text:span><text:span/></text:p>
          </table:table-cell>
          <table:table-cell table:style-name="ce32">
            <text:p text:style-name="P297"><text:span text:style-name="T852">4.27</text:span><text:span/></text:p>
          </table:table-cell>
          <table:table-cell table:style-name="ce33">
            <text:p text:style-name="P298"><text:span text:style-name="T853">3.34%</text:span><text:span/></text:p>
          </table:table-cell>
        </table:table-row>
        <table:table-row table:style-name="ro9" table:default-cell-style-name="ce1">
          <table:table-cell table:style-name="ce34">
            <text:p text:style-name="P299"><text:span text:style-name="T854">1024</text:span><text:span/></text:p>
          </table:table-cell>
          <table:table-cell table:style-name="ce35">
            <text:p text:style-name="P300"><text:span text:style-name="T855">1336.444</text:span><text:span/></text:p>
          </table:table-cell>
          <table:table-cell table:style-name="ce36">
            <text:p text:style-name="P301"><text:span text:style-name="T856">2.80</text:span><text:span/></text:p>
          </table:table-cell>
          <table:table-cell table:style-name="ce37">
            <text:p text:style-name="P302"><text:span text:style-name="T857">0.27%</text:span><text:span/></text:p>
          </table:table-cell>
        </table:table-row>
        <table:table-row table:style-name="ro10" table:default-cell-style-name="ce1">
          <table:table-cell table:style-name="ce38">
            <text:p text:style-name="P303"><text:span text:style-name="T858">3600</text:span><text:span/></text:p>
          </table:table-cell>
          <table:table-cell table:style-name="ce39">
            <text:p text:style-name="P304"><text:span text:style-name="T859">1249.929</text:span><text:span/></text:p>
          </table:table-cell>
          <table:table-cell table:style-name="ce40">
            <text:p text:style-name="P305"><text:span text:style-name="T860">2.99</text:span><text:span/></text:p>
          </table:table-cell>
          <table:table-cell table:style-name="ce41">
            <text:p text:style-name="P306"><text:span text:style-name="T861">0.08%</text:span><text:span/></text:p>
          </table:table-cell>
        </table:table-row>
      </table:table>
      <text:p text:style-name="P307"><text:span text:style-name="T862"/><text:span text:style-name="T863"/><text:span text:style-name="T864"/></text:p>
      <text:p text:style-name="P308"><text:span text:style-name="T865"/><text:span text:style-name="T866">По таблице видно, что при увеличении числа потоков время выполнения сначала уменьшается, но после определённого момента снова начинает расти.</text:span><text:span text:style-name="T867"/><text:span text:style-name="T868"/></text:p>
      <text:p text:style-name="P309"><text:span text:style-name="T869">На 1 потоке программа работает последовательно, это базовый вариант. Когда потоков становится 2 или 3, время резко </text:span><text:span text:style-name="T870">с</text:span><text:span text:style-name="T871">окращается, ускорение почти линейное, эффективность держится около 90%. При 7 или 8 потоках ускорение всё ещё заметно, но эффективность уже снижается, потому что процессор полностью загружен. У меня 12 потоков и 8 ядер, поэтому когда потоков становится бол</text:span><text:span text:style-name="T872">ьше этого числа, система начинает перегружать планировщик операционной системы. </text:span><text:span text:style-name="T873"/><text:span text:style-name="T874"/></text:p>
      <text:p text:style-name="P310"><text:span text:style-name="T875">При 12 потоках достигается максимальное ускорение, примерно в 4 раза, но если потоков становится слишком много, например 128, 1024 или 3600, производительность падает. Это проис</text:span><text:span text:style-name="T876">х</text:span><text:span text:style-name="T877">одит потому, что системе приходится постоянно переключать контекст между большим количеством потоков, и на эти переключения уходит значительное время. Кроме того, потоки конкурируют за общие ресурсы, такие как кэш, память и шина данных. Когда их слишком мн</text:span><text:span text:style-name="T878">ого, они начинают мешать друг другу, особенно при обращении к одной и той же матрице, и процессор тратит всё больше времени на синхронизацию вместо вычислений.</text:span><text:span text:style-name="T879"/><text:span text:style-name="T880"/></text:p>
      <text:p text:style-name="P311"><text:span text:style-name="T881"/><text:span text:style-name="T882"/><text:span text:style-name="T883"/></text:p>
      <text:p text:style-name="P312"><text:span text:style-name="T884"/><text:span text:style-name="T885">Вывод</text:span><text:span text:style-name="T886"/><text:span text:style-name="T887"/></text:p>
      <text:p text:style-name="P313"><text:span text:style-name="T888"/><text:span text:style-name="T889">Т</text:span><text:span text:style-name="T890">аким образом, увеличение числа потоков действительно ускоряет работу программы, но только до определённого предела. После 12 потоков производительность начинает снижаться из-за перегрузки процессора, частых переключений контекста и конкуренции потоков за о</text:span><text:span text:style-name="T891">бщие ресурсы.</text:span><text:span text:style-name="T892"/><text:span text:style-name="T8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text-align="left" style:tab-stop-distance="36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83">
      <style:paragraph-properties fo:text-align="left"/>
      <style:text-properties fo:font-size="10pt"/>
    </style:style>
    <style:style style:display-name="DStyle_text" style:family="text" style:name="684">
      <style:paragraph-properties/>
    </style:style>
    <style:style style:parent-style-name="742" style:display-name="Heading 7" style:family="paragraph" style:name="685">
      <style:paragraph-properties fo:margin-top="2pt" fo:margin-bottom="0pt"/>
      <style:text-properties fo:color="#595959" fo:font-family="Arial" style:font-family-complex="Arial"/>
    </style:style>
    <style:style style:parent-style-name="742" style:display-name="Heading 8" style:family="paragraph" style:name="686">
      <style:paragraph-properties fo:margin-bottom="0pt"/>
      <style:text-properties fo:color="#272727" fo:font-family="Arial" style:font-family-complex="Arial" fo:font-style="italic"/>
    </style:style>
    <style:style style:parent-style-name="742" style:display-name="Heading 9" style:family="paragraph" style:name="687">
      <style:paragraph-properties fo:margin-bottom="0pt"/>
      <style:text-properties fo:color="#272727" fo:font-family="Arial" style:font-family-complex="Arial" fo:font-style="italic"/>
    </style:style>
    <style:style style:parent-style-name="762" style:display-name="Heading 1 Char" style:family="text" style:name="688">
      <style:paragraph-properties/>
      <style:text-properties fo:color="#0f4761" fo:font-family="Arial" style:font-family-complex="Arial" fo:font-size="20pt" style:font-size-complex="20pt"/>
    </style:style>
    <style:style style:parent-style-name="762" style:display-name="Heading 2 Char" style:family="text" style:name="689">
      <style:paragraph-properties/>
      <style:text-properties fo:color="#0f4761" fo:font-family="Arial" style:font-family-complex="Arial" fo:font-size="16pt" style:font-size-complex="16pt"/>
    </style:style>
    <style:style style:parent-style-name="762" style:display-name="Heading 3 Char" style:family="text" style:name="690">
      <style:paragraph-properties/>
      <style:text-properties fo:color="#0f4761" fo:font-family="Arial" style:font-family-complex="Arial" fo:font-size="14pt" style:font-size-complex="14pt"/>
    </style:style>
    <style:style style:parent-style-name="762" style:display-name="Heading 4 Char" style:family="text" style:name="691">
      <style:paragraph-properties/>
      <style:text-properties fo:color="#0f4761" fo:font-family="Arial" style:font-family-complex="Arial" fo:font-style="italic"/>
    </style:style>
    <style:style style:parent-style-name="762" style:display-name="Heading 5 Char" style:family="text" style:name="692">
      <style:paragraph-properties/>
      <style:text-properties fo:color="#0f4761" fo:font-family="Arial" style:font-family-complex="Arial"/>
    </style:style>
    <style:style style:parent-style-name="762" style:display-name="Heading 6 Char" style:family="text" style:name="693">
      <style:paragraph-properties/>
      <style:text-properties fo:color="#595959" fo:font-family="Arial" style:font-family-complex="Arial" fo:font-style="italic"/>
    </style:style>
    <style:style style:parent-style-name="762" style:display-name="Heading 7 Char" style:family="text" style:name="694">
      <style:paragraph-properties/>
      <style:text-properties fo:color="#595959" fo:font-family="Arial" style:font-family-complex="Arial"/>
    </style:style>
    <style:style style:parent-style-name="762" style:display-name="Heading 8 Char" style:family="text" style:name="695">
      <style:paragraph-properties/>
      <style:text-properties fo:color="#272727" fo:font-family="Arial" style:font-family-complex="Arial" fo:font-style="italic"/>
    </style:style>
    <style:style style:parent-style-name="762" style:display-name="Heading 9 Char" style:family="text" style:name="696">
      <style:paragraph-properties/>
      <style:text-properties fo:color="#272727" fo:font-family="Arial" style:font-family-complex="Arial" fo:font-style="italic"/>
    </style:style>
    <style:style style:parent-style-name="762" style:display-name="Title Char" style:family="text" style:name="697">
      <style:paragraph-properties/>
      <style:text-properties fo:font-family="Arial" style:font-family-complex="Arial" fo:font-size="28pt" style:font-size-complex="28pt" fo:letter-spacing="-0.5pt"/>
    </style:style>
    <style:style style:parent-style-name="762" style:display-name="Subtitle Char" style:family="text" style:name="698">
      <style:paragraph-properties/>
      <style:text-properties fo:color="#595959" fo:font-size="14pt" style:font-size-complex="14pt" fo:letter-spacing="0.75pt"/>
    </style:style>
    <style:style style:parent-style-name="742" style:display-name="Quote" style:family="paragraph" style:name="699">
      <style:paragraph-properties fo:text-align="center" fo:margin-top="8pt"/>
      <style:text-properties fo:color="#404040" fo:font-style="italic"/>
    </style:style>
    <style:style style:parent-style-name="762" style:display-name="Quote Char" style:family="text" style:name="700">
      <style:paragraph-properties/>
      <style:text-properties fo:color="#404040" fo:font-style="italic"/>
    </style:style>
    <style:style style:parent-style-name="762" style:display-name="Intense Emphasis" style:family="text" style:name="701">
      <style:paragraph-properties/>
      <style:text-properties fo:color="#0f4761" fo:font-style="italic"/>
    </style:style>
    <style:style style:parent-style-name="742" style:display-name="Intense Quote" style:family="paragraph" style:name="702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762" style:display-name="Intense Quote Char" style:family="text" style:name="703">
      <style:paragraph-properties/>
      <style:text-properties fo:color="#0f4761" fo:font-style="italic"/>
    </style:style>
    <style:style style:parent-style-name="762" style:display-name="Intense Reference" style:family="text" style:name="704">
      <style:paragraph-properties/>
      <style:text-properties fo:font-variant="small-caps" fo:color="#0f4761" fo:letter-spacing="0.25pt" fo:font-weight="bold"/>
    </style:style>
    <style:style style:parent-style-name="742" style:display-name="No Spacing" style:family="paragraph" style:name="705">
      <style:paragraph-properties fo:line-height="100%" fo:margin-bottom="0pt"/>
    </style:style>
    <style:style style:parent-style-name="762" style:display-name="Subtle Emphasis" style:family="text" style:name="706">
      <style:paragraph-properties/>
      <style:text-properties fo:color="#404040" fo:font-style="italic"/>
    </style:style>
    <style:style style:parent-style-name="762" style:display-name="Emphasis" style:family="text" style:name="707">
      <style:paragraph-properties/>
      <style:text-properties fo:font-style="italic"/>
    </style:style>
    <style:style style:parent-style-name="762" style:display-name="Strong" style:family="text" style:name="708">
      <style:paragraph-properties/>
      <style:text-properties fo:font-weight="bold"/>
    </style:style>
    <style:style style:parent-style-name="762" style:display-name="Subtle Reference" style:family="text" style:name="709">
      <style:paragraph-properties/>
      <style:text-properties fo:font-variant="small-caps" fo:color="#5a5a5a"/>
    </style:style>
    <style:style style:parent-style-name="762" style:display-name="Book Title" style:family="text" style:name="710">
      <style:paragraph-properties/>
      <style:text-properties fo:letter-spacing="0.25pt" fo:font-style="italic" fo:font-weight="bold"/>
    </style:style>
    <style:style style:parent-style-name="762" style:display-name="Header Char" style:family="text" style:name="711">
      <style:paragraph-properties/>
    </style:style>
    <style:style style:parent-style-name="742" style:display-name="Footer" style:family="paragraph" style:name="712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62" style:display-name="Footer Char" style:family="text" style:name="713">
      <style:paragraph-properties/>
    </style:style>
    <style:style style:parent-style-name="742" style:display-name="footnote text" style:family="paragraph" style:name="714">
      <style:paragraph-properties fo:line-height="100%" fo:margin-bottom="0pt"/>
      <style:text-properties fo:font-size="10pt" style:font-size-complex="10pt"/>
    </style:style>
    <style:style style:parent-style-name="762" style:display-name="Footnote Text Char" style:family="text" style:name="715">
      <style:paragraph-properties/>
      <style:text-properties fo:font-size="10pt" style:font-size-complex="10pt"/>
    </style:style>
    <style:style style:parent-style-name="762" style:display-name="footnote reference" style:family="text" style:name="716">
      <style:paragraph-properties/>
      <style:text-properties style:text-position="super 58%"/>
    </style:style>
    <style:style style:parent-style-name="742" style:display-name="endnote text" style:family="paragraph" style:name="717">
      <style:paragraph-properties fo:line-height="100%" fo:margin-bottom="0pt"/>
      <style:text-properties fo:font-size="10pt" style:font-size-complex="10pt"/>
    </style:style>
    <style:style style:parent-style-name="762" style:display-name="Endnote Text Char" style:family="text" style:name="718">
      <style:paragraph-properties/>
      <style:text-properties fo:font-size="10pt" style:font-size-complex="10pt"/>
    </style:style>
    <style:style style:parent-style-name="762" style:display-name="endnote reference" style:family="text" style:name="719">
      <style:paragraph-properties/>
      <style:text-properties style:text-position="super 58%"/>
    </style:style>
    <style:style style:parent-style-name="762" style:display-name="Hyperlink" style:family="text" style:name="720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" style:family="text" style:name="72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62" style:display-name="FollowedHyperlink" style:family="text" style:name="722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42" style:display-name="toc 1" style:family="paragraph" style:name="723">
      <style:paragraph-properties fo:margin-bottom="5pt"/>
    </style:style>
    <style:style style:parent-style-name="742" style:display-name="toc 2" style:family="paragraph" style:name="724">
      <style:paragraph-properties fo:margin-left="0.3881cm" fo:margin-right="0cm" fo:text-indent="0cm" fo:margin-bottom="5pt"/>
    </style:style>
    <style:style style:parent-style-name="742" style:display-name="toc 3" style:family="paragraph" style:name="725">
      <style:paragraph-properties fo:margin-left="0.7762cm" fo:margin-right="0cm" fo:text-indent="0cm" fo:margin-bottom="5pt"/>
    </style:style>
    <style:style style:parent-style-name="742" style:display-name="toc 4" style:family="paragraph" style:name="726">
      <style:paragraph-properties fo:margin-left="1.164cm" fo:margin-right="0cm" fo:text-indent="0cm" fo:margin-bottom="5pt"/>
    </style:style>
    <style:style style:parent-style-name="742" style:display-name="toc 5" style:family="paragraph" style:name="727">
      <style:paragraph-properties fo:margin-left="1.552cm" fo:margin-right="0cm" fo:text-indent="0cm" fo:margin-bottom="5pt"/>
    </style:style>
    <style:style style:parent-style-name="742" style:display-name="toc 6" style:family="paragraph" style:name="728">
      <style:paragraph-properties fo:margin-left="1.94cm" fo:margin-right="0cm" fo:text-indent="0cm" fo:margin-bottom="5pt"/>
    </style:style>
    <style:style style:parent-style-name="742" style:display-name="toc 7" style:family="paragraph" style:name="729">
      <style:paragraph-properties fo:margin-left="2.328cm" fo:margin-right="0cm" fo:text-indent="0cm" fo:margin-bottom="5pt"/>
    </style:style>
    <style:style style:parent-style-name="742" style:display-name="toc 8" style:family="paragraph" style:name="730">
      <style:paragraph-properties fo:margin-left="2.717cm" fo:margin-right="0cm" fo:text-indent="0cm" fo:margin-bottom="5pt"/>
    </style:style>
    <style:style style:parent-style-name="742" style:display-name="toc 9" style:family="paragraph" style:name="731">
      <style:paragraph-properties fo:margin-left="3.105cm" fo:margin-right="0cm" fo:text-indent="0cm" fo:margin-bottom="5pt"/>
    </style:style>
    <style:style style:parent-style-name="762" style:display-name="Placeholder Text" style:family="text" style:name="732">
      <style:paragraph-properties/>
      <style:text-properties fo:color="#666666"/>
    </style:style>
    <style:style style:parent-style-name="683" style:display-name="TOC Heading" style:family="paragraph" style:name="733">
      <style:paragraph-properties/>
    </style:style>
    <style:style style:parent-style-name="742" style:display-name="table of figures" style:family="paragraph" style:name="734">
      <style:paragraph-properties fo:margin-bottom="0pt"/>
    </style:style>
    <style:style style:parent-style-name="683" style:display-name="DStyle_paragraph" style:family="paragraph" style:name="735">
      <style:paragraph-properties/>
      <style:text-properties fo:color="#000000" fo:font-family="Calibri" style:font-family-complex="Calibri" fo:font-size="14pt" style:font-size-complex="14pt" style:language-complex="hi" style:country-complex="IN"/>
    </style:style>
    <style:style style:parent-style-name="735" style:display-name="Standard" style:family="paragraph" style:name="736">
      <style:paragraph-properties fo:line-height="115%" fo:margin-left="0.2999cm" fo:margin-right="0.2999cm" fo:text-indent="0.9967cm" fo:margin-top="0pt" fo:margin-bottom="10pt"/>
      <style:text-properties/>
    </style:style>
    <style:style style:parent-style-name="736" style:display-name="Heading" style:family="paragraph" style:name="737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742" style:display-name="Text body" style:family="paragraph" style:name="738">
      <style:paragraph-properties fo:line-height="115%" fo:margin-top="0pt" fo:margin-bottom="7pt"/>
    </style:style>
    <style:style style:parent-style-name="738" style:display-name="List" style:family="paragraph" style:name="739">
      <style:paragraph-properties/>
    </style:style>
    <style:style style:parent-style-name="742" style:display-name="Caption" style:family="paragraph" style:name="740">
      <style:paragraph-properties fo:margin-top="6pt" fo:margin-bottom="6pt"/>
      <style:text-properties fo:font-size="12pt" style:font-size-complex="12pt" fo:font-style="italic"/>
    </style:style>
    <style:style style:parent-style-name="736" style:display-name="Index" style:family="paragraph" style:name="741">
      <style:paragraph-properties/>
    </style:style>
    <style:style style:parent-style-name="735" style:class="default" style:display-name="Normal" style:family="paragraph" style:name="742">
      <style:paragraph-properties fo:text-align="left"/>
      <style:text-properties/>
    </style:style>
    <style:style style:parent-style-name="742" style:display-name="Heading 1" style:family="paragraph" style:name="743">
      <style:paragraph-properties fo:line-height="100%" fo:text-align="center" fo:margin-left="0.2999cm" fo:margin-right="0.2999cm" fo:text-indent="0cm" fo:margin-top="6pt" fo:margin-bottom="12pt"/>
      <style:text-properties fo:font-size="18pt" style:font-size-complex="18pt" fo:font-weight="bold"/>
    </style:style>
    <style:style style:parent-style-name="742" style:display-name="Heading 2" style:family="paragraph" style:name="744">
      <style:paragraph-properties fo:line-height="100%" fo:text-align="center" fo:margin-left="0.2999cm" fo:margin-right="0.2999cm" fo:text-indent="0cm" fo:margin-top="10pt" fo:margin-bottom="6pt"/>
      <style:text-properties fo:color="#4f81bd" fo:font-size="16pt" style:font-size-complex="16pt" fo:font-weight="bold"/>
    </style:style>
    <style:style style:parent-style-name="742" style:display-name="Heading 3" style:family="paragraph" style:name="745">
      <style:paragraph-properties fo:line-height="100%" fo:margin-left="5.08cm" fo:margin-right="0cm" fo:text-indent="-0.635cm" fo:margin-top="7pt" fo:margin-bottom="6pt"/>
      <style:text-properties fo:font-family="Liberation Serif" style:font-family-complex="Liberation Serif" fo:font-size="14pt" style:font-size-complex="14pt" fo:font-weight="bold"/>
    </style:style>
    <style:style style:parent-style-name="742" style:display-name="Heading 4" style:family="paragraph" style:name="746">
      <style:paragraph-properties fo:line-height="100%" fo:margin-top="12pt" fo:margin-bottom="2pt"/>
      <style:text-properties fo:font-size="12pt" style:font-size-complex="12pt" fo:font-weight="bold"/>
    </style:style>
    <style:style style:parent-style-name="742" style:display-name="Heading 5" style:family="paragraph" style:name="747">
      <style:paragraph-properties fo:line-height="100%" fo:margin-top="11pt" fo:margin-bottom="2pt"/>
      <style:text-properties fo:font-size="11pt" style:font-size-complex="11pt" fo:font-weight="bold"/>
    </style:style>
    <style:style style:parent-style-name="742" style:display-name="Heading 6" style:family="paragraph" style:name="748">
      <style:paragraph-properties fo:line-height="100%" fo:margin-top="10pt" fo:margin-bottom="2pt"/>
      <style:text-properties fo:font-size="10pt" style:font-size-complex="10pt" fo:font-weight="bold"/>
    </style:style>
    <style:style style:parent-style-name="742" style:display-name="Title" style:family="paragraph" style:name="749">
      <style:paragraph-properties fo:line-height="100%" fo:margin-top="24pt" fo:margin-bottom="6pt"/>
      <style:text-properties fo:font-size="36pt" style:font-size-complex="36pt" fo:font-weight="bold"/>
    </style:style>
    <style:style style:parent-style-name="742" style:display-name="Заголовок" style:family="paragraph" style:name="750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742" style:display-name="Указатель" style:family="paragraph" style:name="751">
      <style:paragraph-properties/>
    </style:style>
    <style:style style:parent-style-name="742" style:display-name="List Paragraph" style:family="paragraph" style:name="752">
      <style:paragraph-properties fo:margin-left="1.27cm" fo:margin-right="0.2999cm" fo:text-indent="0.9967cm" fo:margin-top="0pt" fo:margin-bottom="10pt"/>
      <style:text-properties/>
    </style:style>
    <style:style style:parent-style-name="742" style:display-name="western" style:family="paragraph" style:name="753">
      <style:paragraph-properties fo:margin-left="0cm" fo:margin-right="0cm" fo:text-indent="0cm" fo:margin-top="14pt" fo:margin-bottom="7.1pt"/>
      <style:text-properties fo:font-size="11pt"/>
    </style:style>
    <style:style style:parent-style-name="742" style:display-name="Balloon Text" style:family="paragraph" style:name="754">
      <style:paragraph-properties fo:line-height="100%" fo:margin-top="0pt" fo:margin-bottom="0pt"/>
      <style:text-properties fo:font-family="Tahoma" style:font-family-complex="Tahoma" fo:font-size="8pt" style:font-size-complex="8pt"/>
    </style:style>
    <style:style style:parent-style-name="742" style:display-name="HTML Preformatted" style:family="paragraph" style:name="755">
      <style:paragraph-properties fo:line-height="100%" fo:margin-left="0cm" fo:margin-right="0cm" fo:text-indent="0cm" fo:margin-top="0pt" fo:margin-bottom="0pt">
        <style:tab-stops>
          <style:tab-stop style:position="1.616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7cm" style:type="left"/>
          <style:tab-stop style:position="9.691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complex="Courier New" fo:font-size="10pt" style:font-size-complex="10pt"/>
    </style:style>
    <style:style style:parent-style-name="742" style:display-name="Содержимое таблицы" style:family="paragraph" style:name="756">
      <style:paragraph-properties/>
    </style:style>
    <style:style style:parent-style-name="756" style:display-name="Заголовок таблицы" style:family="paragraph" style:name="757">
      <style:paragraph-properties fo:text-align="center"/>
      <style:text-properties fo:font-weight="bold"/>
    </style:style>
    <style:style style:parent-style-name="742" style:display-name="Текст в заданном формате" style:family="paragraph" style:name="758">
      <style:paragraph-properties fo:margin-top="0pt" fo:margin-bottom="0pt"/>
      <style:text-properties fo:font-family="Liberation Mono" style:font-family-complex="Liberation Mono" fo:font-size="10pt" style:font-size-complex="10pt"/>
    </style:style>
    <style:style style:parent-style-name="742" style:display-name="Subtitle" style:family="paragraph" style:name="759">
      <style:paragraph-properties fo:line-height="100%" fo:margin-top="18pt" fo:margin-bottom="4pt"/>
      <style:text-properties fo:color="#666666" fo:font-family="Georgia" style:font-family-complex="Georgia" fo:font-size="24pt" style:font-size-complex="24pt" fo:font-style="italic"/>
    </style:style>
    <style:style style:parent-style-name="736" style:display-name="Header and Footer" style:family="paragraph" style:name="760">
      <style:paragraph-properties>
        <style:tab-stops>
          <style:tab-stop style:position="9.393cm" style:type="center"/>
          <style:tab-stop style:position="18.19cm" style:type="right"/>
        </style:tab-stops>
      </style:paragraph-properties>
    </style:style>
    <style:style style:parent-style-name="736" style:display-name="Header" style:family="paragraph" style:name="761">
      <style:paragraph-properties/>
    </style:style>
    <style:style style:class="default" style:display-name="Default Paragraph Font" style:family="text" style:name="762">
      <style:paragraph-properties fo:text-align="left"/>
    </style:style>
    <style:style style:parent-style-name="762" style:display-name="Заголовок 1 Знак" style:family="text" style:name="763">
      <style:paragraph-properties/>
      <style:text-properties fo:font-family="Times New Roman" style:font-family-complex="Times New Roman" fo:font-size="18pt" style:font-size-complex="14pt" fo:font-weight="bold"/>
    </style:style>
    <style:style style:parent-style-name="762" style:display-name="Текст выноски Знак" style:family="text" style:name="764">
      <style:paragraph-properties/>
      <style:text-properties fo:font-family="Tahoma" style:font-family-complex="Tahoma" fo:font-size="8pt" style:font-size-complex="8pt"/>
    </style:style>
    <style:style style:parent-style-name="762" style:display-name="Заголовок 2 Знак" style:family="text" style:name="765">
      <style:paragraph-properties/>
      <style:text-properties fo:color="#4f81bd" fo:font-family="Times New Roman" style:font-family-complex="Times New Roman" fo:font-size="16pt" style:font-size-complex="13pt" fo:font-weight="bold"/>
    </style:style>
    <style:style style:parent-style-name="762" style:display-name="Стандартный HTML Знак" style:family="text" style:name="766">
      <style:paragraph-properties/>
      <style:text-properties fo:font-family="Courier New" style:font-family-complex="Courier New" fo:font-size="10pt" style:font-size-complex="10pt"/>
    </style:style>
    <style:style style:parent-style-name="742" style:display-name="ListLabel 1" style:family="text" style:name="767">
      <style:paragraph-properties/>
      <style:text-properties fo:font-size="12pt" style:text-underline-type="none" style:text-underline-width="auto"/>
    </style:style>
    <style:style style:parent-style-name="742" style:display-name="ListLabel 2" style:family="text" style:name="768">
      <style:paragraph-properties/>
      <style:text-properties style:text-underline-type="none" style:text-underline-width="auto"/>
    </style:style>
    <style:style style:parent-style-name="742" style:display-name="ListLabel 3" style:family="text" style:name="769">
      <style:paragraph-properties/>
      <style:text-properties style:text-underline-type="none" style:text-underline-width="auto"/>
    </style:style>
    <style:style style:parent-style-name="742" style:display-name="ListLabel 4" style:family="text" style:name="770">
      <style:paragraph-properties/>
      <style:text-properties style:text-underline-type="none" style:text-underline-width="auto"/>
    </style:style>
    <style:style style:parent-style-name="742" style:display-name="ListLabel 5" style:family="text" style:name="771">
      <style:paragraph-properties/>
      <style:text-properties style:text-underline-type="none" style:text-underline-width="auto"/>
    </style:style>
    <style:style style:parent-style-name="742" style:display-name="ListLabel 6" style:family="text" style:name="772">
      <style:paragraph-properties/>
      <style:text-properties style:text-underline-type="none" style:text-underline-width="auto"/>
    </style:style>
    <style:style style:parent-style-name="742" style:display-name="ListLabel 7" style:family="text" style:name="773">
      <style:paragraph-properties/>
      <style:text-properties style:text-underline-type="none" style:text-underline-width="auto"/>
    </style:style>
    <style:style style:parent-style-name="742" style:display-name="ListLabel 8" style:family="text" style:name="774">
      <style:paragraph-properties/>
      <style:text-properties style:text-underline-type="none" style:text-underline-width="auto"/>
    </style:style>
    <style:style style:parent-style-name="742" style:display-name="ListLabel 9" style:family="text" style:name="775">
      <style:paragraph-properties/>
      <style:text-properties style:text-underline-type="none" style:text-underline-width="auto"/>
    </style:style>
    <style:style style:parent-style-name="742" style:display-name="Source Text" style:family="text" style:name="776">
      <style:paragraph-properties/>
      <style:text-properties fo:font-family="Liberation Mono" style:font-family-complex="Liberation Mono"/>
    </style:style>
    <style:style style:parent-style-name="742" style:display-name="Bullet Symbols" style:family="text" style:name="777">
      <style:paragraph-properties/>
      <style:text-properties fo:font-family="OpenSymbol" style:font-family-complex="OpenSymbol"/>
    </style:style>
    <style:style style:parent-style-name="742" style:display-name="T1" style:family="text" style:name="778">
      <style:paragraph-properties/>
    </style:style>
    <style:style style:parent-style-name="742" style:display-name="T2" style:family="text" style:name="779">
      <style:paragraph-properties/>
    </style:style>
    <style:style style:parent-style-name="742" style:display-name="T3" style:family="text" style:name="780">
      <style:paragraph-properties/>
    </style:style>
    <style:style style:parent-style-name="742" style:display-name="T4" style:family="text" style:name="781">
      <style:paragraph-properties/>
    </style:style>
    <style:style style:parent-style-name="742" style:display-name="T5" style:family="text" style:name="782">
      <style:paragraph-properties/>
    </style:style>
    <style:style style:parent-style-name="742" style:display-name="T6" style:family="text" style:name="783">
      <style:paragraph-properties/>
    </style:style>
    <style:style style:parent-style-name="742" style:display-name="T7" style:family="text" style:name="784">
      <style:paragraph-properties/>
    </style:style>
    <style:style style:parent-style-name="742" style:display-name="T8" style:family="text" style:name="785">
      <style:paragraph-properties/>
    </style:style>
    <style:style style:parent-style-name="742" style:display-name="T9" style:family="text" style:name="786">
      <style:paragraph-properties/>
    </style:style>
    <style:style style:parent-style-name="742" style:display-name="T10" style:family="text" style:name="787">
      <style:paragraph-properties/>
    </style:style>
    <style:style style:parent-style-name="742" style:display-name="T11" style:family="text" style:name="788">
      <style:paragraph-properties/>
    </style:style>
    <style:style style:parent-style-name="742" style:display-name="T12" style:family="text" style:name="789">
      <style:paragraph-properties/>
    </style:style>
    <style:style style:parent-style-name="742" style:display-name="T13" style:family="text" style:name="790">
      <style:paragraph-properties/>
    </style:style>
    <style:style style:parent-style-name="742" style:display-name="T14" style:family="text" style:name="791">
      <style:paragraph-properties/>
    </style:style>
    <style:style style:parent-style-name="742" style:display-name="T15" style:family="text" style:name="792">
      <style:paragraph-properties/>
    </style:style>
    <style:style style:parent-style-name="742" style:display-name="T16" style:family="text" style:name="793">
      <style:paragraph-properties/>
    </style:style>
    <style:style style:parent-style-name="742" style:display-name="T17" style:family="text" style:name="794">
      <style:paragraph-properties/>
    </style:style>
    <style:style style:parent-style-name="742" style:display-name="T18" style:family="text" style:name="795">
      <style:paragraph-properties/>
    </style:style>
    <style:style style:parent-style-name="742" style:display-name="T19" style:family="text" style:name="796">
      <style:paragraph-properties/>
      <style:text-properties fo:font-family="OpenSymbol" style:font-family-complex="OpenSymbol"/>
    </style:style>
    <style:style style:parent-style-name="742" style:display-name="T20" style:family="text" style:name="797">
      <style:paragraph-properties/>
      <style:text-properties fo:font-family="OpenSymbol" style:font-family-complex="OpenSymbol"/>
    </style:style>
    <style:style style:parent-style-name="742" style:display-name="T21" style:family="text" style:name="798">
      <style:paragraph-properties/>
      <style:text-properties fo:font-family="OpenSymbol" style:font-family-complex="OpenSymbol"/>
    </style:style>
    <style:style style:parent-style-name="742" style:display-name="T22" style:family="text" style:name="799">
      <style:paragraph-properties/>
      <style:text-properties fo:font-family="OpenSymbol" style:font-family-complex="OpenSymbol"/>
    </style:style>
    <style:style style:parent-style-name="742" style:display-name="T23" style:family="text" style:name="800">
      <style:paragraph-properties/>
      <style:text-properties fo:font-family="OpenSymbol" style:font-family-complex="OpenSymbol"/>
    </style:style>
    <style:style style:parent-style-name="742" style:display-name="T24" style:family="text" style:name="801">
      <style:paragraph-properties/>
      <style:text-properties fo:font-family="OpenSymbol" style:font-family-complex="OpenSymbol"/>
    </style:style>
    <style:style style:parent-style-name="742" style:display-name="T25" style:family="text" style:name="802">
      <style:paragraph-properties/>
      <style:text-properties fo:font-family="OpenSymbol" style:font-family-complex="OpenSymbol"/>
    </style:style>
    <style:style style:parent-style-name="742" style:display-name="T26" style:family="text" style:name="803">
      <style:paragraph-properties/>
      <style:text-properties fo:font-family="OpenSymbol" style:font-family-complex="OpenSymbol"/>
    </style:style>
    <style:style style:parent-style-name="742" style:display-name="T27" style:family="text" style:name="804">
      <style:paragraph-properties/>
      <style:text-properties fo:font-family="OpenSymbol" style:font-family-complex="OpenSymbol"/>
    </style:style>
    <style:style style:parent-style-name="742" style:display-name="T28" style:family="text" style:name="805">
      <style:paragraph-properties/>
    </style:style>
    <style:style style:parent-style-name="742" style:display-name="T29" style:family="text" style:name="806">
      <style:paragraph-properties/>
    </style:style>
    <style:style style:parent-style-name="742" style:display-name="T30" style:family="text" style:name="807">
      <style:paragraph-properties/>
    </style:style>
    <style:style style:parent-style-name="742" style:display-name="T31" style:family="text" style:name="808">
      <style:paragraph-properties/>
    </style:style>
    <style:style style:parent-style-name="742" style:display-name="T32" style:family="text" style:name="809">
      <style:paragraph-properties/>
    </style:style>
    <style:style style:parent-style-name="742" style:display-name="T33" style:family="text" style:name="810">
      <style:paragraph-properties/>
    </style:style>
    <style:style style:parent-style-name="742" style:display-name="T34" style:family="text" style:name="811">
      <style:paragraph-properties/>
    </style:style>
    <style:style style:parent-style-name="742" style:display-name="T35" style:family="text" style:name="812">
      <style:paragraph-properties/>
    </style:style>
    <style:style style:parent-style-name="742" style:display-name="T36" style:family="text" style:name="813">
      <style:paragraph-properties/>
    </style:style>
    <style:style style:parent-style-name="742" style:display-name="T37" style:family="text" style:name="814">
      <style:paragraph-properties/>
      <style:text-properties fo:font-family="Arial" style:font-family-complex="Arial"/>
    </style:style>
    <style:style style:parent-style-name="742" style:display-name="T38" style:family="text" style:name="815">
      <style:paragraph-properties/>
      <style:text-properties fo:font-family="Wingdings" style:font-family-complex="Wingdings"/>
    </style:style>
    <style:style style:parent-style-name="742" style:display-name="T39" style:family="text" style:name="816">
      <style:paragraph-properties/>
      <style:text-properties fo:font-family="Wingdings" style:font-family-complex="Wingdings"/>
    </style:style>
    <style:style style:parent-style-name="742" style:display-name="T40" style:family="text" style:name="817">
      <style:paragraph-properties/>
      <style:text-properties fo:font-family="Symbol" style:font-family-complex="Symbol"/>
    </style:style>
    <style:style style:parent-style-name="742" style:display-name="T41" style:family="text" style:name="818">
      <style:paragraph-properties/>
      <style:text-properties fo:font-family="Courier New" style:font-family-complex="Courier New"/>
    </style:style>
    <style:style style:parent-style-name="742" style:display-name="T42" style:family="text" style:name="819">
      <style:paragraph-properties/>
      <style:text-properties fo:font-family="Wingdings" style:font-family-complex="Wingdings"/>
    </style:style>
    <style:style style:parent-style-name="742" style:display-name="T43" style:family="text" style:name="820">
      <style:paragraph-properties/>
      <style:text-properties fo:font-family="Symbol" style:font-family-complex="Symbol"/>
    </style:style>
    <style:style style:parent-style-name="742" style:display-name="T44" style:family="text" style:name="821">
      <style:paragraph-properties/>
      <style:text-properties fo:font-family="Courier New" style:font-family-complex="Courier New"/>
    </style:style>
    <style:style style:parent-style-name="742" style:display-name="T45" style:family="text" style:name="822">
      <style:paragraph-properties/>
      <style:text-properties fo:font-family="Wingdings" style:font-family-complex="Wingdings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OpenSymbol" style:font-family-complex="OpenSymbol"/>
    </style:style>
    <style:style style:family="text" style:name="T20">
      <style:text-properties fo:font-family="OpenSymbol" style:font-family-complex="OpenSymbol"/>
    </style:style>
    <style:style style:family="text" style:name="T21">
      <style:text-properties fo:font-family="OpenSymbol" style:font-family-complex="OpenSymbol"/>
    </style:style>
    <style:style style:family="text" style:name="T22">
      <style:text-properties fo:font-family="OpenSymbol" style:font-family-complex="OpenSymbol"/>
    </style:style>
    <style:style style:family="text" style:name="T23">
      <style:text-properties fo:font-family="OpenSymbol" style:font-family-complex="OpenSymbol"/>
    </style:style>
    <style:style style:family="text" style:name="T24">
      <style:text-properties fo:font-family="OpenSymbol" style:font-family-complex="OpenSymbol"/>
    </style:style>
    <style:style style:family="text" style:name="T25">
      <style:text-properties fo:font-family="OpenSymbol" style:font-family-complex="OpenSymbol"/>
    </style:style>
    <style:style style:family="text" style:name="T26">
      <style:text-properties fo:font-family="OpenSymbol" style:font-family-complex="OpenSymbol"/>
    </style:style>
    <style:style style:family="text" style:name="T27">
      <style:text-properties fo:font-family="OpenSymbol" style:font-family-complex="OpenSymbol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 fo:font-family="Arial" style:font-family-complex="Arial"/>
    </style:style>
    <style:style style:family="text" style:name="T38">
      <style:text-properties fo:font-family="Wingdings" style:font-family-complex="Wingdings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text:list-style style:name="WWNum1">
      <text:list-level-style-bullet text:level="1" text:style-name="T1" text:bullet-char="%1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%2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%3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%4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%5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%6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%7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%8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%9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3" text:style-name="T12" text:bullet-char="■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bullet>
      <text:list-level-style-bullet text:level="6" text:style-name="T15" text:bullet-char="■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bullet>
      <text:list-level-style-bullet text:level="9" text:style-name="T18" text:bullet-char="■">
        <style:list-level-properties text:list-level-position-and-space-mode="label-alignment">
          <style:list-level-label-alignment fo:text-indent="-0.635cm" fo:margin-left="12.7cm"/>
        </style:list-level-properties>
        <style:text-properties/>
      </text:list-level-style-bullet>
    </text:list-style>
    <text:list-style style:name="WWNum3">
      <text:list-level-style-bullet text:level="1" text:style-name="T19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20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21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22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23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24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25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26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27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5">
      <text:list-level-style-bullet text:level="1" text:style-name="T37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complex="Arial"/>
      </text:list-level-style-bullet>
      <text:list-level-style-bullet text:level="2" text:style-name="T38" text:bullet-char="§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Wingdings" style:font-family-complex="Wingdings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  <style:header-style>
        <style:header-footer-properties svg:height="1.27cm" fo:min-height="1.27cm"/>
      </style:header-style>
    </style:page-layout>
    <style:page-layout style:name="Mpm3">
      <style:page-layout-properties fo:page-width="21cm" fo:page-height="29.7cm" style:print-orientation="portrait" fo:margin-top="1.27cm" fo:margin-bottom="1.27cm" fo:margin-left="1.27cm" fo:margin-right="1.27cm"/>
      <style:header-style>
        <style:header-footer-properties svg:height="1.27cm" fo:min-height="1.27cm"/>
      </style:header-style>
    </style:page-layout>
    <style:page-layout style:name="Mpm4">
      <style:page-layout-properties fo:page-width="21cm" fo:page-height="29.7cm" style:print-orientation="portrait" fo:margin-top="1.27cm" fo:margin-bottom="1.27cm" fo:margin-left="1.27cm" fo:margin-right="1.27cm"/>
      <style:header-style>
        <style:header-footer-properties svg:height="1.27cm" fo:min-height="1.27cm"/>
      </style:header-style>
    </style:page-layout>
    <style:style style:parent-style-name="736" style:family="paragraph" style:name="P50">
      <style:paragraph-properties/>
      <style:text-properties/>
    </style:style>
    <style:style style:parent-style-name="736" style:family="paragraph" style:name="P235">
      <style:paragraph-properties/>
      <style:text-properties/>
    </style:style>
    <style:style style:parent-style-name="736" style:family="paragraph" style:name="P266">
      <style:paragraph-properties/>
      <style:text-properties/>
    </style:style>
  </office:automatic-styles>
  <office:master-styles>
    <style:master-page style:name="Standard" style:page-layout-name="Mpm1"/>
    <style:master-page style:name="MasterPage2" style:page-layout-name="Mpm2">
      <style:header>
        <text:p text:style-name="P50"><text:span/><text:span/></text:p>
      </style:header>
    </style:master-page>
    <style:master-page style:name="MasterPage3" style:page-layout-name="Mpm3">
      <style:header>
        <text:p text:style-name="P235"><text:span/><text:span/></text:p>
      </style:header>
    </style:master-page>
    <style:master-page style:name="MasterPage4" style:page-layout-name="Mpm4">
      <style:header>
        <text:p text:style-name="P266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meta:creation-date>2019-10-18T17:00:00Z</meta:creation-date>
    <meta:user-defined meta:name="AppVersion" meta:value-type="string">14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